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Text_20_body">
      <style:text-properties officeooo:rsid="000da446" officeooo:paragraph-rsid="000da446"/>
    </style:style>
    <style:style style:name="P2" style:family="paragraph" style:parent-style-name="Text_20_body">
      <style:text-properties officeooo:rsid="000ec9ac" officeooo:paragraph-rsid="000ec9ac"/>
    </style:style>
    <style:style style:name="P3" style:family="paragraph" style:parent-style-name="Text_20_body">
      <style:text-properties officeooo:rsid="00104308" officeooo:paragraph-rsid="00104308"/>
    </style:style>
    <style:style style:name="P4" style:family="paragraph" style:parent-style-name="Text_20_body">
      <style:text-properties officeooo:rsid="00112c11" officeooo:paragraph-rsid="00112c11"/>
    </style:style>
    <style:style style:name="P5" style:family="paragraph" style:parent-style-name="Text_20_body">
      <style:text-properties officeooo:paragraph-rsid="00112c11"/>
    </style:style>
    <style:style style:name="P6" style:family="paragraph" style:parent-style-name="Text_20_body">
      <style:text-properties officeooo:rsid="001317e0" officeooo:paragraph-rsid="001317e0"/>
    </style:style>
    <style:style style:name="P7" style:family="paragraph" style:parent-style-name="Text_20_body">
      <style:text-properties officeooo:rsid="0013feb9" officeooo:paragraph-rsid="0013feb9"/>
    </style:style>
    <style:style style:name="P8" style:family="paragraph" style:parent-style-name="Text_20_body">
      <style:text-properties officeooo:rsid="0017ccf4" officeooo:paragraph-rsid="0017ccf4"/>
    </style:style>
    <style:style style:name="P9" style:family="paragraph" style:parent-style-name="Text_20_body">
      <style:text-properties officeooo:paragraph-rsid="0017ccf4"/>
    </style:style>
    <style:style style:name="P10" style:family="paragraph" style:parent-style-name="Text_20_body">
      <style:text-properties officeooo:paragraph-rsid="0018327a"/>
    </style:style>
    <style:style style:name="P11" style:family="paragraph" style:parent-style-name="Text_20_body">
      <style:text-properties officeooo:rsid="000e5c70" officeooo:paragraph-rsid="000e5c70"/>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paragraph-rsid="00274c06"/>
    </style:style>
    <style:style style:name="P14" style:family="paragraph" style:parent-style-name="Text_20_body">
      <style:paragraph-properties fo:text-align="start" style:justify-single-word="false"/>
      <style:text-properties officeooo:paragraph-rsid="00280141"/>
    </style:style>
    <style:style style:name="P15" style:family="paragraph" style:parent-style-name="Text_20_body">
      <style:paragraph-properties fo:text-align="start" style:justify-single-word="false"/>
      <style:text-properties officeooo:paragraph-rsid="0034e108"/>
    </style:style>
    <style:style style:name="P16" style:family="paragraph" style:parent-style-name="Text_20_body">
      <style:paragraph-properties fo:text-align="start" style:justify-single-word="false"/>
      <style:text-properties officeooo:paragraph-rsid="0038d46a"/>
    </style:style>
    <style:style style:name="P17" style:family="paragraph" style:parent-style-name="Text_20_body">
      <style:paragraph-properties fo:text-align="start" style:justify-single-word="false"/>
      <style:text-properties officeooo:paragraph-rsid="003e20a0"/>
    </style:style>
    <style:style style:name="P18" style:family="paragraph" style:parent-style-name="Text_20_body">
      <style:paragraph-properties fo:text-align="start" style:justify-single-word="false"/>
      <style:text-properties officeooo:paragraph-rsid="00401bd9"/>
    </style:style>
    <style:style style:name="P19" style:family="paragraph" style:parent-style-name="Text_20_body">
      <style:paragraph-properties fo:text-align="start" style:justify-single-word="false"/>
      <style:text-properties officeooo:paragraph-rsid="00500046"/>
    </style:style>
    <style:style style:name="P20" style:family="paragraph" style:parent-style-name="Text_20_body">
      <style:paragraph-properties fo:text-align="start" style:justify-single-word="false"/>
      <style:text-properties officeooo:paragraph-rsid="00225d9a"/>
    </style:style>
    <style:style style:name="P21" style:family="paragraph" style:parent-style-name="Text_20_body">
      <style:paragraph-properties fo:text-align="start" style:justify-single-word="false"/>
      <style:text-properties officeooo:paragraph-rsid="0059adc9"/>
    </style:style>
    <style:style style:name="P22" style:family="paragraph" style:parent-style-name="Text_20_body">
      <style:paragraph-properties fo:text-align="start" style:justify-single-word="false"/>
      <style:text-properties officeooo:paragraph-rsid="005b5b2e"/>
    </style:style>
    <style:style style:name="P23" style:family="paragraph" style:parent-style-name="Text_20_body">
      <style:paragraph-properties fo:text-align="start" style:justify-single-word="false"/>
      <style:text-properties officeooo:paragraph-rsid="00740e00"/>
    </style:style>
    <style:style style:name="P24" style:family="paragraph" style:parent-style-name="Text_20_body">
      <style:paragraph-properties fo:text-align="start" style:justify-single-word="false"/>
      <style:text-properties officeooo:paragraph-rsid="01d08a1d"/>
    </style:style>
    <style:style style:name="P25" style:family="paragraph" style:parent-style-name="Text_20_body">
      <style:paragraph-properties fo:text-align="start" style:justify-single-word="false"/>
      <style:text-properties officeooo:paragraph-rsid="01d4872f"/>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text-properties officeooo:rsid="00437017" officeooo:paragraph-rsid="00437017"/>
    </style:style>
    <style:style style:name="P28" style:family="paragraph" style:parent-style-name="Text_20_body">
      <style:paragraph-properties fo:text-align="start" style:justify-single-word="false"/>
      <style:text-properties officeooo:rsid="005016f8" officeooo:paragraph-rsid="005016f8"/>
    </style:style>
    <style:style style:name="P29" style:family="paragraph" style:parent-style-name="Text_20_body">
      <style:paragraph-properties fo:text-align="start" style:justify-single-word="false"/>
      <style:text-properties fo:font-weight="normal" officeooo:rsid="00543671" officeooo:paragraph-rsid="00543671" style:font-weight-asian="normal" style:font-weight-complex="normal"/>
    </style:style>
    <style:style style:name="P30" style:family="paragraph" style:parent-style-name="Text_20_body">
      <style:paragraph-properties fo:text-align="start" style:justify-single-word="false"/>
      <style:text-properties fo:font-weight="normal" officeooo:rsid="0054c307" officeooo:paragraph-rsid="0054c307" style:font-weight-asian="normal" style:font-weight-complex="normal"/>
    </style:style>
    <style:style style:name="P31" style:family="paragraph" style:parent-style-name="Text_20_body">
      <style:paragraph-properties fo:text-align="start" style:justify-single-word="false"/>
      <style:text-properties fo:font-weight="normal" officeooo:rsid="00576127" officeooo:paragraph-rsid="00576127" style:font-weight-asian="normal" style:font-weight-complex="normal"/>
    </style:style>
    <style:style style:name="P32" style:family="paragraph" style:parent-style-name="Text_20_body">
      <style:paragraph-properties fo:text-align="start" style:justify-single-word="false"/>
      <style:text-properties fo:font-weight="normal" officeooo:rsid="0057e02a" officeooo:paragraph-rsid="0057e02a" style:font-weight-asian="normal" style:font-weight-complex="normal"/>
    </style:style>
    <style:style style:name="P33" style:family="paragraph" style:parent-style-name="Text_20_body">
      <style:paragraph-properties fo:text-align="start" style:justify-single-word="false"/>
      <style:text-properties fo:font-weight="normal" officeooo:rsid="0069fc3c" officeooo:paragraph-rsid="0069fc3c" style:font-weight-asian="normal" style:font-weight-complex="normal"/>
    </style:style>
    <style:style style:name="P34" style:family="paragraph" style:parent-style-name="Text_20_body">
      <style:paragraph-properties fo:text-align="start" style:justify-single-word="false"/>
      <style:text-properties fo:font-weight="normal" officeooo:rsid="00280141" officeooo:paragraph-rsid="00543671" style:font-weight-asian="normal" style:font-weight-complex="normal"/>
    </style:style>
    <style:style style:name="P35" style:family="paragraph" style:parent-style-name="Text_20_body">
      <style:text-properties fo:font-weight="normal" officeooo:rsid="009d387e" officeooo:paragraph-rsid="009d387e" style:font-weight-asian="normal" style:font-weight-complex="normal"/>
    </style:style>
    <style:style style:name="P36" style:family="paragraph" style:parent-style-name="Text_20_body">
      <style:text-properties fo:font-weight="normal" officeooo:rsid="009f370e" officeooo:paragraph-rsid="009f370e" style:font-weight-asian="normal" style:font-weight-complex="normal"/>
    </style:style>
    <style:style style:name="P37" style:family="paragraph" style:parent-style-name="Text_20_body">
      <style:text-properties fo:font-weight="normal" officeooo:rsid="00a10c33" officeooo:paragraph-rsid="00a10c33" style:font-weight-asian="normal" style:font-weight-complex="normal"/>
    </style:style>
    <style:style style:name="P38" style:family="paragraph" style:parent-style-name="Text_20_body">
      <style:text-properties fo:font-weight="normal" officeooo:rsid="00a1ffd4" officeooo:paragraph-rsid="00a1ffd4" style:font-weight-asian="normal" style:font-weight-complex="normal"/>
    </style:style>
    <style:style style:name="P39" style:family="paragraph" style:parent-style-name="Text_20_body">
      <style:text-properties fo:font-weight="normal" officeooo:rsid="00acb5d2" officeooo:paragraph-rsid="00acb5d2" style:font-weight-asian="normal" style:font-weight-complex="normal"/>
    </style:style>
    <style:style style:name="P40" style:family="paragraph" style:parent-style-name="Text_20_body">
      <style:paragraph-properties fo:text-align="center" style:justify-single-word="false"/>
      <style:text-properties fo:font-weight="normal" officeooo:rsid="0082513e" style:font-weight-asian="normal" style:font-weight-complex="normal"/>
    </style:style>
    <style:style style:name="P41" style:family="paragraph" style:parent-style-name="Text_20_body">
      <style:text-properties fo:font-weight="normal" officeooo:rsid="00997dfb" officeooo:paragraph-rsid="009b3604" style:font-weight-asian="normal" style:font-weight-complex="normal"/>
    </style:style>
    <style:style style:name="P42" style:family="paragraph" style:parent-style-name="Text_20_body">
      <style:text-properties fo:font-weight="normal" officeooo:rsid="00bee8f0" officeooo:paragraph-rsid="00bee8f0" style:font-weight-asian="normal" style:font-weight-complex="normal"/>
    </style:style>
    <style:style style:name="P43" style:family="paragraph" style:parent-style-name="Text_20_body">
      <style:text-properties fo:font-weight="normal" officeooo:rsid="00c1e476" officeooo:paragraph-rsid="00c1e476" style:font-weight-asian="normal" style:font-weight-complex="normal"/>
    </style:style>
    <style:style style:name="P44" style:family="paragraph" style:parent-style-name="Text_20_body">
      <style:text-properties fo:font-weight="normal" officeooo:rsid="010fba09" style:font-weight-asian="normal" style:font-weight-complex="normal"/>
    </style:style>
    <style:style style:name="P45" style:family="paragraph" style:parent-style-name="Text_20_body">
      <style:paragraph-properties fo:text-align="start" style:justify-single-word="false"/>
      <style:text-properties fo:font-weight="normal" style:font-weight-asian="normal" style:font-weight-complex="normal"/>
    </style:style>
    <style:style style:name="P46" style:family="paragraph" style:parent-style-name="Text_20_body">
      <style:paragraph-properties fo:text-align="start" style:justify-single-word="false"/>
      <style:text-properties fo:font-weight="normal" officeooo:rsid="012584ff" officeooo:paragraph-rsid="012584ff" style:font-weight-asian="normal" style:font-weight-complex="normal"/>
    </style:style>
    <style:style style:name="P47" style:family="paragraph" style:parent-style-name="Text_20_body">
      <style:paragraph-properties fo:text-align="start" style:justify-single-word="false"/>
      <style:text-properties officeooo:rsid="00658883" officeooo:paragraph-rsid="00658883"/>
    </style:style>
    <style:style style:name="P48" style:family="paragraph" style:parent-style-name="Text_20_body">
      <style:paragraph-properties fo:text-align="start" style:justify-single-word="false"/>
      <style:text-properties officeooo:rsid="0068c404" officeooo:paragraph-rsid="0068c404"/>
    </style:style>
    <style:style style:name="P49" style:family="paragraph" style:parent-style-name="Text_20_body">
      <style:paragraph-properties fo:text-align="start" style:justify-single-word="false"/>
      <style:text-properties officeooo:rsid="007d740a" officeooo:paragraph-rsid="007d740a"/>
    </style:style>
    <style:style style:name="P50" style:family="paragraph" style:parent-style-name="Text_20_body">
      <style:paragraph-properties fo:text-align="start" style:justify-single-word="false"/>
      <style:text-properties officeooo:rsid="003ad0af" officeooo:paragraph-rsid="003ad0af"/>
    </style:style>
    <style:style style:name="P51" style:family="paragraph" style:parent-style-name="Text_20_body">
      <style:text-properties officeooo:paragraph-rsid="008f3e7d"/>
    </style:style>
    <style:style style:name="P52" style:family="paragraph" style:parent-style-name="Text_20_body">
      <style:text-properties officeooo:rsid="00978982" officeooo:paragraph-rsid="00978982"/>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font-weight="bold" officeooo:rsid="00a8d6e0" officeooo:paragraph-rsid="00a8d6e0" style:font-weight-asian="bold" style:font-weight-complex="bold"/>
    </style:style>
    <style:style style:name="P55" style:family="paragraph" style:parent-style-name="Text_20_body">
      <style:paragraph-properties fo:text-align="start" style:justify-single-word="false"/>
      <style:text-properties fo:font-weight="bold" officeooo:rsid="012b23ad" officeooo:paragraph-rsid="012b23ad" style:font-weight-asian="bold" style:font-weight-complex="bold"/>
    </style:style>
    <style:style style:name="P56" style:family="paragraph" style:parent-style-name="Text_20_body">
      <style:text-properties officeooo:rsid="00a3a838" officeooo:paragraph-rsid="00a3a838"/>
    </style:style>
    <style:style style:name="P57" style:family="paragraph" style:parent-style-name="Text_20_body">
      <style:text-properties officeooo:rsid="00a4ceb2" officeooo:paragraph-rsid="00a4ceb2"/>
    </style:style>
    <style:style style:name="P58" style:family="paragraph" style:parent-style-name="Text_20_body">
      <style:text-properties officeooo:rsid="00a746b8" officeooo:paragraph-rsid="00a746b8"/>
    </style:style>
    <style:style style:name="P59" style:family="paragraph" style:parent-style-name="Text_20_body">
      <style:text-properties officeooo:rsid="00a87b0d" officeooo:paragraph-rsid="00a87b0d"/>
    </style:style>
    <style:style style:name="P60" style:family="paragraph" style:parent-style-name="Text_20_body">
      <style:text-properties officeooo:paragraph-rsid="00acb5d2"/>
    </style:style>
    <style:style style:name="P61" style:family="paragraph" style:parent-style-name="Text_20_body">
      <style:text-properties officeooo:rsid="00bee8f0" officeooo:paragraph-rsid="00bee8f0"/>
    </style:style>
    <style:style style:name="P62" style:family="paragraph" style:parent-style-name="Text_20_body">
      <style:text-properties officeooo:paragraph-rsid="00c01904"/>
    </style:style>
    <style:style style:name="P63" style:family="paragraph" style:parent-style-name="Text_20_body">
      <style:text-properties officeooo:paragraph-rsid="00d742a6"/>
    </style:style>
    <style:style style:name="P64" style:family="paragraph" style:parent-style-name="Text_20_body">
      <style:text-properties officeooo:rsid="00dd3227" officeooo:paragraph-rsid="00dd3227"/>
    </style:style>
    <style:style style:name="P65" style:family="paragraph" style:parent-style-name="Text_20_body">
      <style:text-properties officeooo:rsid="012de74a" officeooo:paragraph-rsid="012de74a"/>
    </style:style>
    <style:style style:name="P66" style:family="paragraph" style:parent-style-name="Text_20_body">
      <style:text-properties officeooo:rsid="012e4bef" officeooo:paragraph-rsid="012e4bef"/>
    </style:style>
    <style:style style:name="P67" style:family="paragraph" style:parent-style-name="Text_20_body">
      <style:text-properties officeooo:paragraph-rsid="0139185f"/>
    </style:style>
    <style:style style:name="P68" style:family="paragraph" style:parent-style-name="Text_20_body">
      <style:text-properties officeooo:paragraph-rsid="01721759"/>
    </style:style>
    <style:style style:name="P69" style:family="paragraph" style:parent-style-name="Text_20_body">
      <style:text-properties officeooo:paragraph-rsid="0173e915"/>
    </style:style>
    <style:style style:name="P70" style:family="paragraph" style:parent-style-name="Text_20_body">
      <style:text-properties officeooo:paragraph-rsid="0175d3c0"/>
    </style:style>
    <style:style style:name="P71" style:family="paragraph" style:parent-style-name="Text_20_body">
      <style:text-properties officeooo:paragraph-rsid="0176e89f"/>
    </style:style>
    <style:style style:name="P72" style:family="paragraph" style:parent-style-name="Text_20_body">
      <style:text-properties officeooo:paragraph-rsid="0178585b"/>
    </style:style>
    <style:style style:name="P73" style:family="paragraph" style:parent-style-name="Text_20_body">
      <style:text-properties officeooo:paragraph-rsid="0192ab5d"/>
    </style:style>
    <style:style style:name="P74" style:family="paragraph" style:parent-style-name="Text_20_body">
      <style:text-properties officeooo:rsid="0139185f" officeooo:paragraph-rsid="0139185f"/>
    </style:style>
    <style:style style:name="P75" style:family="paragraph" style:parent-style-name="Text_20_body">
      <style:text-properties officeooo:rsid="013bc418" officeooo:paragraph-rsid="0192ab5d"/>
    </style:style>
    <style:style style:name="P76" style:family="paragraph" style:parent-style-name="Text_20_body">
      <style:text-properties officeooo:paragraph-rsid="01a19212"/>
    </style:style>
    <style:style style:name="P77" style:family="paragraph" style:parent-style-name="Text_20_body">
      <style:text-properties officeooo:paragraph-rsid="01a2cebf"/>
    </style:style>
    <style:style style:name="P78" style:family="paragraph" style:parent-style-name="Text_20_body">
      <style:text-properties officeooo:paragraph-rsid="01b3f457"/>
    </style:style>
    <style:style style:name="P79" style:family="paragraph" style:parent-style-name="Text_20_body">
      <style:text-properties officeooo:paragraph-rsid="01b01029"/>
    </style:style>
    <style:style style:name="P80" style:family="paragraph" style:parent-style-name="Text_20_body">
      <style:text-properties officeooo:paragraph-rsid="01bce6d7"/>
    </style:style>
    <style:style style:name="P81" style:family="paragraph" style:parent-style-name="Text_20_body">
      <style:text-properties officeooo:paragraph-rsid="01bed521"/>
    </style:style>
    <style:style style:name="P82" style:family="paragraph" style:parent-style-name="Text_20_body">
      <style:text-properties officeooo:paragraph-rsid="01c03140"/>
    </style:style>
    <style:style style:name="P83" style:family="paragraph" style:parent-style-name="Text_20_body">
      <style:text-properties officeooo:paragraph-rsid="01c28ca3"/>
    </style:style>
    <style:style style:name="P84" style:family="paragraph" style:parent-style-name="Text_20_body">
      <style:text-properties officeooo:paragraph-rsid="01c82234"/>
    </style:style>
    <style:style style:name="P85" style:family="paragraph" style:parent-style-name="Text_20_body">
      <style:text-properties officeooo:paragraph-rsid="01c9ba9d"/>
    </style:style>
    <style:style style:name="P86" style:family="paragraph" style:parent-style-name="Text_20_body">
      <style:text-properties officeooo:paragraph-rsid="01cb0815"/>
    </style:style>
    <style:style style:name="P87" style:family="paragraph" style:parent-style-name="Text_20_body">
      <style:text-properties officeooo:paragraph-rsid="01d911f7"/>
    </style:style>
    <style:style style:name="P88" style:family="paragraph" style:parent-style-name="Text_20_body">
      <style:text-properties officeooo:paragraph-rsid="01e1b7ee"/>
    </style:style>
    <style:style style:name="P89" style:family="paragraph" style:parent-style-name="Text_20_body">
      <style:text-properties officeooo:paragraph-rsid="01eaaa72"/>
    </style:style>
    <style:style style:name="P90" style:family="paragraph" style:parent-style-name="Text_20_body">
      <style:text-properties officeooo:paragraph-rsid="01f0901c"/>
    </style:style>
    <style:style style:name="P91" style:family="paragraph" style:parent-style-name="Text_20_body">
      <style:text-properties officeooo:paragraph-rsid="01fe37f1"/>
    </style:style>
    <style:style style:name="P92" style:family="paragraph" style:parent-style-name="Text_20_body">
      <style:text-properties officeooo:paragraph-rsid="020054b0"/>
    </style:style>
    <style:style style:name="P93" style:family="paragraph" style:parent-style-name="Table_20_Contents">
      <style:text-properties officeooo:rsid="00caf6c4" officeooo:paragraph-rsid="00caf6c4"/>
    </style:style>
    <style:style style:name="P94" style:family="paragraph" style:parent-style-name="Standard">
      <style:text-properties officeooo:paragraph-rsid="01e1b7ee"/>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2">
      <style:paragraph-properties>
        <style:tab-stops>
          <style:tab-stop style:position="6.7283in" style:type="right" style:leader-style="dotted" style:leader-text="."/>
        </style:tab-stops>
      </style:paragraph-properties>
    </style:style>
    <style:style style:name="P97" style:family="paragraph" style:parent-style-name="Title">
      <style:paragraph-properties fo:break-before="page"/>
    </style:style>
    <style:style style:name="P98" style:family="paragraph" style:parent-style-name="Heading_20_1" style:list-style-name=""/>
    <style:style style:name="P99" style:family="paragraph" style:parent-style-name="Heading_20_1" style:list-style-name="">
      <style:paragraph-properties fo:text-align="center" style:justify-single-word="false"/>
    </style:style>
    <style:style style:name="P100" style:family="paragraph" style:parent-style-name="Heading_20_1" style:list-style-name="">
      <style:paragraph-properties fo:text-align="center" style:justify-single-word="false"/>
      <style:text-properties fo:font-weight="bold" style:font-weight-asian="bold" style:font-weight-complex="bold"/>
    </style:style>
    <style:style style:name="P101" style:family="paragraph" style:parent-style-name="Heading_20_1">
      <style:paragraph-properties fo:text-align="center" style:justify-single-word="false" fo:break-before="page"/>
    </style:style>
    <style:style style:name="P102" style:family="paragraph" style:parent-style-name="Heading_20_1">
      <style:paragraph-properties fo:text-align="center" style:justify-single-word="false" fo:break-before="page"/>
      <style:text-properties officeooo:paragraph-rsid="019dd69c"/>
    </style:style>
    <style:style style:name="P103" style:family="paragraph" style:parent-style-name="Heading_20_1">
      <style:paragraph-properties fo:text-align="center" style:justify-single-word="false" fo:break-before="page"/>
      <style:text-properties fo:font-weight="bold" officeooo:paragraph-rsid="010a4b78" style:font-weight-asian="bold" style:font-weight-complex="bold"/>
    </style:style>
    <style:style style:name="P104" style:family="paragraph" style:parent-style-name="Heading_20_1">
      <style:paragraph-properties fo:text-align="center" style:justify-single-word="false" fo:break-before="page"/>
      <style:text-properties style:font-name="Liberation Sans" fo:font-size="18.2000007629395pt" fo:font-weight="bold" officeooo:rsid="011a250b" officeooo:paragraph-rsid="011a250b" style:font-name-asian="Noto Sans CJK SC" style:font-size-asian="18.2000007629395pt" style:font-weight-asian="bold" style:font-name-complex="Lohit Devanagari" style:font-size-complex="18.2000007629395pt" style:font-weight-complex="bold"/>
    </style:style>
    <style:style style:name="P105" style:family="paragraph" style:parent-style-name="Heading_20_2">
      <style:text-properties fo:font-weight="bold" style:font-weight-asian="bold" style:font-weight-complex="bold"/>
    </style:style>
    <style:style style:name="P106" style:family="paragraph" style:parent-style-name="Heading_20_2">
      <style:text-properties officeooo:paragraph-rsid="012584ff"/>
    </style:style>
    <style:style style:name="P107" style:family="paragraph" style:parent-style-name="Heading_20_2">
      <style:text-properties officeooo:paragraph-rsid="012e4bef"/>
    </style:style>
    <style:style style:name="P108" style:family="paragraph" style:parent-style-name="Heading_20_2">
      <style:text-properties officeooo:paragraph-rsid="0182cae6"/>
    </style:style>
    <style:style style:name="P109" style:family="paragraph" style:parent-style-name="Heading_20_2">
      <style:text-properties officeooo:paragraph-rsid="01e1b7ee"/>
    </style:style>
    <style:style style:name="P110" style:family="paragraph" style:parent-style-name="Text_20_body" style:list-style-name="L1">
      <style:text-properties officeooo:paragraph-rsid="0048ac76"/>
    </style:style>
    <style:style style:name="P111" style:family="paragraph" style:parent-style-name="Text_20_body" style:list-style-name="L1">
      <style:text-properties officeooo:rsid="0029dbee" officeooo:paragraph-rsid="0048ac76"/>
    </style:style>
    <style:style style:name="P112" style:family="paragraph" style:parent-style-name="Text_20_body" style:list-style-name="L1">
      <style:text-properties fo:font-weight="normal" officeooo:rsid="004892f1" officeooo:paragraph-rsid="0048ac76" style:font-weight-asian="normal" style:font-weight-complex="normal"/>
    </style:style>
    <style:style style:name="P113" style:family="paragraph" style:parent-style-name="Text_20_body" style:list-style-name="L1">
      <style:paragraph-properties fo:text-align="start" style:justify-single-word="false"/>
      <style:text-properties fo:font-weight="normal" officeooo:rsid="0069fc3c" officeooo:paragraph-rsid="0069fc3c" style:font-weight-asian="normal" style:font-weight-complex="normal"/>
    </style:style>
    <style:style style:name="P114" style:family="paragraph" style:parent-style-name="Text_20_body" style:list-style-name="L4">
      <style:paragraph-properties fo:text-align="start" style:justify-single-word="false"/>
      <style:text-properties fo:font-weight="normal" officeooo:rsid="0069fc3c" officeooo:paragraph-rsid="0069fc3c" style:font-weight-asian="normal" style:font-weight-complex="normal"/>
    </style:style>
    <style:style style:name="P115" style:family="paragraph" style:parent-style-name="Text_20_body" style:list-style-name="L3">
      <style:paragraph-properties fo:text-align="start" style:justify-single-word="false"/>
      <style:text-properties fo:font-weight="normal" officeooo:rsid="005b5b2e" officeooo:paragraph-rsid="005b5b2e" style:font-weight-asian="normal" style:font-weight-complex="normal"/>
    </style:style>
    <style:style style:name="P116" style:family="paragraph" style:parent-style-name="Text_20_body" style:list-style-name="L3">
      <style:paragraph-properties fo:text-align="start" style:justify-single-word="false"/>
      <style:text-properties fo:font-weight="normal" officeooo:rsid="005b5b2e" officeooo:paragraph-rsid="005c5e8f" style:font-weight-asian="normal" style:font-weight-complex="normal"/>
    </style:style>
    <style:style style:name="P117" style:family="paragraph" style:parent-style-name="Text_20_body" style:list-style-name="L3">
      <style:paragraph-properties fo:text-align="start" style:justify-single-word="false"/>
      <style:text-properties fo:font-weight="normal" officeooo:rsid="005c5e8f" officeooo:paragraph-rsid="005c5e8f" style:font-weight-asian="normal" style:font-weight-complex="normal"/>
    </style:style>
    <style:style style:name="P118" style:family="paragraph" style:parent-style-name="Text_20_body" style:list-style-name="L4">
      <style:paragraph-properties fo:text-align="start" style:justify-single-word="false"/>
      <style:text-properties fo:font-weight="normal" officeooo:rsid="006c93f9" officeooo:paragraph-rsid="006c93f9" style:font-weight-asian="normal" style:font-weight-complex="normal"/>
    </style:style>
    <style:style style:name="P119" style:family="paragraph" style:parent-style-name="Text_20_body" style:list-style-name="L4">
      <style:paragraph-properties fo:text-align="start" style:justify-single-word="false"/>
      <style:text-properties fo:font-weight="normal" officeooo:rsid="006e5c51" officeooo:paragraph-rsid="006e5c51" style:font-weight-asian="normal" style:font-weight-complex="normal"/>
    </style:style>
    <style:style style:name="P120" style:family="paragraph" style:parent-style-name="Text_20_body" style:list-style-name="L4">
      <style:paragraph-properties fo:text-align="start" style:justify-single-word="false"/>
      <style:text-properties fo:font-weight="normal" officeooo:rsid="00724888" officeooo:paragraph-rsid="00724888" style:font-weight-asian="normal" style:font-weight-complex="normal"/>
    </style:style>
    <style:style style:name="P121" style:family="paragraph" style:parent-style-name="Text_20_body" style:list-style-name="L5">
      <style:text-properties fo:font-weight="normal" officeooo:rsid="00a1ffd4" officeooo:paragraph-rsid="00a1ffd4" style:font-weight-asian="normal" style:font-weight-complex="normal"/>
    </style:style>
    <style:style style:name="P122" style:family="paragraph" style:parent-style-name="Text_20_body" style:list-style-name="L5">
      <style:text-properties fo:font-weight="normal" officeooo:rsid="00a3a838" officeooo:paragraph-rsid="00a3a838" style:font-weight-asian="normal" style:font-weight-complex="normal"/>
    </style:style>
    <style:style style:name="P123" style:family="paragraph" style:parent-style-name="Text_20_body" style:list-style-name="L6">
      <style:text-properties fo:font-weight="normal" officeooo:rsid="00ac19f8" officeooo:paragraph-rsid="00ac19f8" style:font-weight-asian="normal" style:font-weight-complex="normal"/>
    </style:style>
    <style:style style:name="P124" style:family="paragraph" style:parent-style-name="Text_20_body" style:list-style-name="L6">
      <style:text-properties fo:font-weight="normal" officeooo:rsid="00acb5d2" officeooo:paragraph-rsid="00acb5d2" style:font-weight-asian="normal" style:font-weight-complex="normal"/>
    </style:style>
    <style:style style:name="P125" style:family="paragraph" style:parent-style-name="Text_20_body" style:list-style-name="L7">
      <style:text-properties fo:font-weight="normal" officeooo:rsid="00c1e476" officeooo:paragraph-rsid="00c1e476" style:font-weight-asian="normal" style:font-weight-complex="normal"/>
    </style:style>
    <style:style style:name="P126" style:family="paragraph" style:parent-style-name="Text_20_body" style:list-style-name="L8">
      <style:text-properties fo:font-weight="normal" officeooo:rsid="00cc0630" officeooo:paragraph-rsid="00cc0630" style:font-weight-asian="normal" style:font-weight-complex="normal"/>
    </style:style>
    <style:style style:name="P127" style:family="paragraph" style:parent-style-name="Text_20_body" style:list-style-name="L9">
      <style:text-properties fo:font-weight="normal" officeooo:rsid="00cc0630" officeooo:paragraph-rsid="00dd9a17" style:font-weight-asian="normal" style:font-weight-complex="normal"/>
    </style:style>
    <style:style style:name="P128" style:family="paragraph" style:parent-style-name="Text_20_body" style:list-style-name="L10">
      <style:paragraph-properties fo:text-align="start" style:justify-single-word="false"/>
      <style:text-properties fo:font-weight="normal" officeooo:rsid="012584ff" officeooo:paragraph-rsid="012584ff" style:font-weight-asian="normal" style:font-weight-complex="normal"/>
    </style:style>
    <style:style style:name="P129" style:family="paragraph" style:parent-style-name="Text_20_body" style:list-style-name="L1">
      <style:text-properties officeooo:rsid="004d41d3" officeooo:paragraph-rsid="004d41d3"/>
    </style:style>
    <style:style style:name="P130" style:family="paragraph" style:parent-style-name="Text_20_body" style:list-style-name="L1">
      <style:paragraph-properties fo:text-align="start" style:justify-single-word="false"/>
      <style:text-properties officeooo:paragraph-rsid="00b56588"/>
    </style:style>
    <style:style style:name="P131" style:family="paragraph" style:parent-style-name="Text_20_body" style:list-style-name="L3">
      <style:paragraph-properties fo:text-align="start" style:justify-single-word="false"/>
      <style:text-properties officeooo:paragraph-rsid="00658883"/>
    </style:style>
    <style:style style:name="P132" style:family="paragraph" style:parent-style-name="Text_20_body" style:list-style-name="L14">
      <style:paragraph-properties fo:text-align="start" style:justify-single-word="false"/>
      <style:text-properties officeooo:paragraph-rsid="01d08a1d"/>
    </style:style>
    <style:style style:name="P133" style:family="paragraph" style:parent-style-name="Text_20_body" style:list-style-name="L15">
      <style:paragraph-properties fo:text-align="start" style:justify-single-word="false"/>
      <style:text-properties officeooo:paragraph-rsid="01d4872f"/>
    </style:style>
    <style:style style:name="P134" style:family="paragraph" style:parent-style-name="Text_20_body" style:list-style-name="L18">
      <style:paragraph-properties fo:text-align="start" style:justify-single-word="false"/>
    </style:style>
    <style:style style:name="P135" style:family="paragraph" style:parent-style-name="Text_20_body" style:list-style-name="L1">
      <style:paragraph-properties fo:text-align="start" style:justify-single-word="false"/>
      <style:text-properties officeooo:rsid="00c1eb63" officeooo:paragraph-rsid="00c1eb63"/>
    </style:style>
    <style:style style:name="P136" style:family="paragraph" style:parent-style-name="Text_20_body" style:list-style-name="L1">
      <style:paragraph-properties fo:text-align="start" style:justify-single-word="false"/>
      <style:text-properties officeooo:rsid="01a419d5" officeooo:paragraph-rsid="01a419d5"/>
    </style:style>
    <style:style style:name="P137" style:family="paragraph" style:parent-style-name="Text_20_body" style:list-style-name="L2">
      <style:paragraph-properties fo:text-align="start" style:justify-single-word="false"/>
      <style:text-properties officeooo:rsid="0013feb9" officeooo:paragraph-rsid="0013feb9"/>
    </style:style>
    <style:style style:name="P138" style:family="paragraph" style:parent-style-name="Text_20_body" style:list-style-name="L2">
      <style:paragraph-properties fo:text-align="start" style:justify-single-word="false"/>
      <style:text-properties officeooo:rsid="0014fef2" officeooo:paragraph-rsid="0014fef2"/>
    </style:style>
    <style:style style:name="P139" style:family="paragraph" style:parent-style-name="Text_20_body" style:list-style-name="L6">
      <style:text-properties officeooo:rsid="00acb5d2" officeooo:paragraph-rsid="00acb5d2"/>
    </style:style>
    <style:style style:name="P140" style:family="paragraph" style:parent-style-name="Text_20_body" style:list-style-name="L7">
      <style:text-properties officeooo:rsid="00c6b238" officeooo:paragraph-rsid="00c6b238"/>
    </style:style>
    <style:style style:name="P141" style:family="paragraph" style:parent-style-name="Text_20_body" style:list-style-name="L8">
      <style:text-properties officeooo:paragraph-rsid="00cc0630"/>
    </style:style>
    <style:style style:name="P142" style:family="paragraph" style:parent-style-name="Text_20_body" style:list-style-name="L8">
      <style:text-properties officeooo:rsid="00ccd306" officeooo:paragraph-rsid="00ccd306"/>
    </style:style>
    <style:style style:name="P143" style:family="paragraph" style:parent-style-name="Text_20_body" style:list-style-name="L8">
      <style:text-properties officeooo:rsid="00d027f9" officeooo:paragraph-rsid="00d027f9"/>
    </style:style>
    <style:style style:name="P144" style:family="paragraph" style:parent-style-name="Text_20_body" style:list-style-name="L9">
      <style:text-properties officeooo:paragraph-rsid="00dd9a17"/>
    </style:style>
    <style:style style:name="P145" style:family="paragraph" style:parent-style-name="Text_20_body" style:list-style-name="L10">
      <style:paragraph-properties fo:text-align="start" style:justify-single-word="false"/>
      <style:text-properties officeooo:rsid="012584ff" officeooo:paragraph-rsid="012584ff"/>
    </style:style>
    <style:style style:name="P146" style:family="paragraph" style:parent-style-name="Text_20_body" style:list-style-name="L11">
      <style:text-properties officeooo:paragraph-rsid="016c2930"/>
    </style:style>
    <style:style style:name="P147" style:family="paragraph" style:parent-style-name="Text_20_body" style:list-style-name="L12">
      <style:text-properties officeooo:paragraph-rsid="01a2cebf"/>
    </style:style>
    <style:style style:name="P148" style:family="paragraph" style:parent-style-name="Text_20_body" style:list-style-name="L13">
      <style:text-properties officeooo:paragraph-rsid="01ae5fe3"/>
    </style:style>
    <style:style style:name="P149" style:family="paragraph" style:parent-style-name="Text_20_body" style:list-style-name="L13">
      <style:text-properties officeooo:paragraph-rsid="01b3f457"/>
    </style:style>
    <style:style style:name="P150" style:family="paragraph" style:parent-style-name="Text_20_body" style:list-style-name="L16">
      <style:text-properties officeooo:paragraph-rsid="01e1b7ee"/>
    </style:style>
    <style:style style:name="P151" style:family="paragraph" style:parent-style-name="Text_20_body" style:list-style-name="L17">
      <style:text-properties officeooo:paragraph-rsid="020054b0"/>
    </style:style>
    <style:style style:name="P152" style:family="paragraph" style:parent-style-name="Text_20_body" style:list-style-name="L17">
      <style:text-properties fo:font-style="normal" officeooo:paragraph-rsid="020054b0"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8f3e7d" style:font-weight-asian="bold" style:font-weight-complex="bold"/>
    </style:style>
    <style:style style:name="T3" style:family="text">
      <style:text-properties fo:font-weight="bold" officeooo:rsid="008facd7" style:font-weight-asian="bold" style:font-weight-complex="bold"/>
    </style:style>
    <style:style style:name="T4" style:family="text">
      <style:text-properties fo:font-weight="bold" officeooo:rsid="0090ff73" style:font-weight-asian="bold" style:font-weight-complex="bold"/>
    </style:style>
    <style:style style:name="T5" style:family="text">
      <style:text-properties fo:font-weight="bold" officeooo:rsid="00997dfb" style:font-weight-asian="bold" style:font-weight-complex="bold"/>
    </style:style>
    <style:style style:name="T6" style:family="text">
      <style:text-properties fo:font-weight="bold" officeooo:rsid="009b3604" style:font-weight-asian="bold" style:font-weight-complex="bold"/>
    </style:style>
    <style:style style:name="T7" style:family="text">
      <style:text-properties fo:font-weight="bold" officeooo:rsid="009cbe02" style:font-weight-asian="bold" style:font-weight-complex="bold"/>
    </style:style>
    <style:style style:name="T8" style:family="text">
      <style:text-properties fo:font-weight="bold" officeooo:rsid="00cc0630" style:font-weight-asian="bold" style:font-weight-complex="bold"/>
    </style:style>
    <style:style style:name="T9" style:family="text">
      <style:text-properties fo:font-weight="bold" officeooo:rsid="007fea29" style:font-weight-asian="bold" style:font-weight-complex="bold"/>
    </style:style>
    <style:style style:name="T10" style:family="text">
      <style:text-properties fo:font-weight="bold" officeooo:rsid="0082513e" style:font-weight-asian="bold" style:font-weight-complex="bold"/>
    </style:style>
    <style:style style:name="T11" style:family="text">
      <style:text-properties fo:font-weight="bold" officeooo:rsid="010b8e41" style:font-weight-asian="bold" style:font-weight-complex="bold"/>
    </style:style>
    <style:style style:name="T12" style:family="text">
      <style:text-properties fo:font-weight="bold" officeooo:rsid="010d2ea5" style:font-weight-asian="bold" style:font-weight-complex="bold"/>
    </style:style>
    <style:style style:name="T13" style:family="text">
      <style:text-properties fo:font-weight="bold" officeooo:rsid="010fba09" style:font-weight-asian="bold" style:font-weight-complex="bold"/>
    </style:style>
    <style:style style:name="T14" style:family="text">
      <style:text-properties fo:font-weight="bold" officeooo:rsid="012199ab" style:font-weight-asian="bold" style:font-weight-complex="bold"/>
    </style:style>
    <style:style style:name="T15" style:family="text">
      <style:text-properties fo:font-weight="bold" officeooo:rsid="013d72ff" style:font-weight-asian="bold" style:font-weight-complex="bold"/>
    </style:style>
    <style:style style:name="T16" style:family="text">
      <style:text-properties fo:font-weight="bold" officeooo:rsid="0139185f" style:font-weight-asian="bold" style:font-weight-complex="bold"/>
    </style:style>
    <style:style style:name="T17" style:family="text">
      <style:text-properties fo:font-weight="bold" officeooo:rsid="019dd69c" style:font-weight-asian="bold" style:font-weight-complex="bold"/>
    </style:style>
    <style:style style:name="T18" style:family="text">
      <style:text-properties officeooo:rsid="00112c11"/>
    </style:style>
    <style:style style:name="T19" style:family="text">
      <style:text-properties officeooo:rsid="00123a79"/>
    </style:style>
    <style:style style:name="T20" style:family="text">
      <style:text-properties officeooo:rsid="00138f92"/>
    </style:style>
    <style:style style:name="T21" style:family="text">
      <style:text-properties officeooo:rsid="0017ccf4"/>
    </style:style>
    <style:style style:name="T22" style:family="text">
      <style:text-properties officeooo:rsid="00182d3e"/>
    </style:style>
    <style:style style:name="T23" style:family="text">
      <style:text-properties officeooo:rsid="0018327a"/>
    </style:style>
    <style:style style:name="T24" style:family="text">
      <style:text-properties officeooo:rsid="0019c05b"/>
    </style:style>
    <style:style style:name="T25" style:family="text">
      <style:text-properties officeooo:rsid="001b45ac"/>
    </style:style>
    <style:style style:name="T26" style:family="text">
      <style:text-properties officeooo:rsid="00274c06"/>
    </style:style>
    <style:style style:name="T27" style:family="text">
      <style:text-properties officeooo:rsid="00278b2c"/>
    </style:style>
    <style:style style:name="T28" style:family="text">
      <style:text-properties officeooo:rsid="0027e195"/>
    </style:style>
    <style:style style:name="T29" style:family="text">
      <style:text-properties officeooo:rsid="00288c15"/>
    </style:style>
    <style:style style:name="T30" style:family="text">
      <style:text-properties fo:font-weight="normal" style:font-weight-asian="normal" style:font-weight-complex="normal"/>
    </style:style>
    <style:style style:name="T31" style:family="text">
      <style:text-properties fo:font-weight="normal" officeooo:rsid="00288c15" style:font-weight-asian="normal" style:font-weight-complex="normal"/>
    </style:style>
    <style:style style:name="T32" style:family="text">
      <style:text-properties fo:font-weight="normal" officeooo:rsid="00274c06" style:font-weight-asian="normal" style:font-weight-complex="normal"/>
    </style:style>
    <style:style style:name="T33" style:family="text">
      <style:text-properties fo:font-weight="normal" officeooo:rsid="003cf59e" style:font-weight-asian="normal" style:font-weight-complex="normal"/>
    </style:style>
    <style:style style:name="T34" style:family="text">
      <style:text-properties fo:font-weight="normal" officeooo:rsid="003e0226" style:font-weight-asian="normal" style:font-weight-complex="normal"/>
    </style:style>
    <style:style style:name="T35" style:family="text">
      <style:text-properties fo:font-weight="normal" officeooo:rsid="003e20a0" style:font-weight-asian="normal" style:font-weight-complex="normal"/>
    </style:style>
    <style:style style:name="T36" style:family="text">
      <style:text-properties fo:font-weight="normal" officeooo:rsid="00401bd9" style:font-weight-asian="normal" style:font-weight-complex="normal"/>
    </style:style>
    <style:style style:name="T37" style:family="text">
      <style:text-properties fo:font-weight="normal" officeooo:rsid="0042129d" style:font-weight-asian="normal" style:font-weight-complex="normal"/>
    </style:style>
    <style:style style:name="T38" style:family="text">
      <style:text-properties fo:font-weight="normal" officeooo:rsid="004734e0" style:font-weight-asian="normal" style:font-weight-complex="normal"/>
    </style:style>
    <style:style style:name="T39" style:family="text">
      <style:text-properties fo:font-weight="normal" officeooo:rsid="004892f1" style:font-weight-asian="normal" style:font-weight-complex="normal"/>
    </style:style>
    <style:style style:name="T40" style:family="text">
      <style:text-properties fo:font-weight="normal" officeooo:rsid="0059adc9" style:font-weight-asian="normal" style:font-weight-complex="normal"/>
    </style:style>
    <style:style style:name="T41" style:family="text">
      <style:text-properties fo:font-weight="normal" officeooo:rsid="0059d93c" style:font-weight-asian="normal" style:font-weight-complex="normal"/>
    </style:style>
    <style:style style:name="T42" style:family="text">
      <style:text-properties fo:font-weight="normal" officeooo:rsid="005b5b2e" style:font-weight-asian="normal" style:font-weight-complex="normal"/>
    </style:style>
    <style:style style:name="T43" style:family="text">
      <style:text-properties fo:font-weight="normal" officeooo:rsid="005c5e8f" style:font-weight-asian="normal" style:font-weight-complex="normal"/>
    </style:style>
    <style:style style:name="T44" style:family="text">
      <style:text-properties fo:font-weight="normal" officeooo:rsid="005c63b9" style:font-weight-asian="normal" style:font-weight-complex="normal"/>
    </style:style>
    <style:style style:name="T45" style:family="text">
      <style:text-properties fo:font-weight="normal" officeooo:rsid="00664f5e" style:font-weight-asian="normal" style:font-weight-complex="normal"/>
    </style:style>
    <style:style style:name="T46" style:family="text">
      <style:text-properties fo:font-weight="normal" officeooo:rsid="008f3e7d" style:font-weight-asian="normal" style:font-weight-complex="normal"/>
    </style:style>
    <style:style style:name="T47" style:family="text">
      <style:text-properties fo:font-weight="normal" officeooo:rsid="008facd7" style:font-weight-asian="normal" style:font-weight-complex="normal"/>
    </style:style>
    <style:style style:name="T48" style:family="text">
      <style:text-properties fo:font-weight="normal" officeooo:rsid="0090ff73" style:font-weight-asian="normal" style:font-weight-complex="normal"/>
    </style:style>
    <style:style style:name="T49" style:family="text">
      <style:text-properties fo:font-weight="normal" officeooo:rsid="0093d72e" style:font-weight-asian="normal" style:font-weight-complex="normal"/>
    </style:style>
    <style:style style:name="T50" style:family="text">
      <style:text-properties fo:font-weight="normal" officeooo:rsid="009420a6" style:font-weight-asian="normal" style:font-weight-complex="normal"/>
    </style:style>
    <style:style style:name="T51" style:family="text">
      <style:text-properties fo:font-weight="normal" officeooo:rsid="00997dfb" style:font-weight-asian="normal" style:font-weight-complex="normal"/>
    </style:style>
    <style:style style:name="T52" style:family="text">
      <style:text-properties fo:font-weight="normal" officeooo:rsid="009cbe02" style:font-weight-asian="normal" style:font-weight-complex="normal"/>
    </style:style>
    <style:style style:name="T53" style:family="text">
      <style:text-properties fo:font-weight="normal" officeooo:rsid="00ac19f8" style:font-weight-asian="normal" style:font-weight-complex="normal"/>
    </style:style>
    <style:style style:name="T54" style:family="text">
      <style:text-properties fo:font-weight="normal" officeooo:rsid="00acb5d2" style:font-weight-asian="normal" style:font-weight-complex="normal"/>
    </style:style>
    <style:style style:name="T55" style:family="text">
      <style:text-properties fo:font-weight="normal" officeooo:rsid="00ae0955" style:font-weight-asian="normal" style:font-weight-complex="normal"/>
    </style:style>
    <style:style style:name="T56" style:family="text">
      <style:text-properties fo:font-weight="normal" officeooo:rsid="00b33bfe" style:font-weight-asian="normal" style:font-weight-complex="normal"/>
    </style:style>
    <style:style style:name="T57" style:family="text">
      <style:text-properties fo:font-weight="normal" officeooo:rsid="0069fc3c" style:font-weight-asian="normal" style:font-weight-complex="normal"/>
    </style:style>
    <style:style style:name="T58" style:family="text">
      <style:text-properties fo:font-weight="normal" officeooo:rsid="00b56588" style:font-weight-asian="normal" style:font-weight-complex="normal"/>
    </style:style>
    <style:style style:name="T59" style:family="text">
      <style:text-properties fo:font-weight="normal" officeooo:rsid="00b67a55" style:font-weight-asian="normal" style:font-weight-complex="normal"/>
    </style:style>
    <style:style style:name="T60" style:family="text">
      <style:text-properties fo:font-weight="normal" officeooo:rsid="00b73c5a" style:font-weight-asian="normal" style:font-weight-complex="normal"/>
    </style:style>
    <style:style style:name="T61" style:family="text">
      <style:text-properties fo:font-weight="normal" officeooo:rsid="00b82149" style:font-weight-asian="normal" style:font-weight-complex="normal"/>
    </style:style>
    <style:style style:name="T62" style:family="text">
      <style:text-properties fo:font-weight="normal" officeooo:rsid="00bee8f0" style:font-weight-asian="normal" style:font-weight-complex="normal"/>
    </style:style>
    <style:style style:name="T63" style:family="text">
      <style:text-properties fo:font-weight="normal" officeooo:rsid="00bf5ab4" style:font-weight-asian="normal" style:font-weight-complex="normal"/>
    </style:style>
    <style:style style:name="T64" style:family="text">
      <style:text-properties fo:font-weight="normal" officeooo:rsid="00c01904" style:font-weight-asian="normal" style:font-weight-complex="normal"/>
    </style:style>
    <style:style style:name="T65" style:family="text">
      <style:text-properties fo:font-weight="normal" officeooo:rsid="00c1e476" style:font-weight-asian="normal" style:font-weight-complex="normal"/>
    </style:style>
    <style:style style:name="T66" style:family="text">
      <style:text-properties fo:font-weight="normal" officeooo:rsid="00c3d594" style:font-weight-asian="normal" style:font-weight-complex="normal"/>
    </style:style>
    <style:style style:name="T67" style:family="text">
      <style:text-properties fo:font-weight="normal" officeooo:rsid="00cc0630" style:font-weight-asian="normal" style:font-weight-complex="normal"/>
    </style:style>
    <style:style style:name="T68" style:family="text">
      <style:text-properties fo:font-weight="normal" officeooo:rsid="00ccd306" style:font-weight-asian="normal" style:font-weight-complex="normal"/>
    </style:style>
    <style:style style:name="T69" style:family="text">
      <style:text-properties fo:font-weight="normal" officeooo:rsid="00ce62a0" style:font-weight-asian="normal" style:font-weight-complex="normal"/>
    </style:style>
    <style:style style:name="T70" style:family="text">
      <style:text-properties fo:font-weight="normal" officeooo:rsid="010c57c1" style:font-weight-asian="normal" style:font-weight-complex="normal"/>
    </style:style>
    <style:style style:name="T71" style:family="text">
      <style:text-properties fo:font-weight="normal" officeooo:rsid="010fba09" style:font-weight-asian="normal" style:font-weight-complex="normal"/>
    </style:style>
    <style:style style:name="T72" style:family="text">
      <style:text-properties fo:font-weight="normal" officeooo:rsid="011523cb" style:font-weight-asian="normal" style:font-weight-complex="normal"/>
    </style:style>
    <style:style style:name="T73" style:family="text">
      <style:text-properties fo:font-weight="normal" officeooo:rsid="012cde68" style:font-weight-asian="normal" style:font-weight-complex="normal"/>
    </style:style>
    <style:style style:name="T74" style:family="text">
      <style:text-properties fo:font-weight="normal" officeooo:rsid="012f5ad6" style:font-weight-asian="normal" style:font-weight-complex="normal"/>
    </style:style>
    <style:style style:name="T75" style:family="text">
      <style:text-properties fo:font-weight="normal" officeooo:rsid="0203d5a3" style:font-weight-asian="normal" style:font-weight-complex="normal"/>
    </style:style>
    <style:style style:name="T76" style:family="text">
      <style:text-properties officeooo:rsid="002f8d0b"/>
    </style:style>
    <style:style style:name="T77" style:family="text">
      <style:text-properties officeooo:rsid="0030730e"/>
    </style:style>
    <style:style style:name="T78" style:family="text">
      <style:text-properties officeooo:rsid="003225a8"/>
    </style:style>
    <style:style style:name="T79" style:family="text">
      <style:text-properties officeooo:rsid="0032b149"/>
    </style:style>
    <style:style style:name="T80" style:family="text">
      <style:text-properties officeooo:rsid="0033a18d"/>
    </style:style>
    <style:style style:name="T81" style:family="text">
      <style:text-properties officeooo:rsid="0034e108"/>
    </style:style>
    <style:style style:name="T82" style:family="text">
      <style:text-properties officeooo:rsid="0036c809"/>
    </style:style>
    <style:style style:name="T83" style:family="text">
      <style:text-properties officeooo:rsid="0037159c"/>
    </style:style>
    <style:style style:name="T84" style:family="text">
      <style:text-properties officeooo:rsid="0038d46a"/>
    </style:style>
    <style:style style:name="T85" style:family="text">
      <style:text-properties officeooo:rsid="0039f6e7"/>
    </style:style>
    <style:style style:name="T86" style:family="text">
      <style:text-properties officeooo:rsid="003cf59e"/>
    </style:style>
    <style:style style:name="T87" style:family="text">
      <style:text-properties officeooo:rsid="000be4be"/>
    </style:style>
    <style:style style:name="T88" style:family="text">
      <style:text-properties officeooo:rsid="00225d9a"/>
    </style:style>
    <style:style style:name="T89" style:family="text">
      <style:text-properties officeooo:rsid="00557b02"/>
    </style:style>
    <style:style style:name="T90" style:family="text">
      <style:text-properties officeooo:rsid="005637d2"/>
    </style:style>
    <style:style style:name="T91" style:family="text">
      <style:text-properties officeooo:rsid="0059adc9"/>
    </style:style>
    <style:style style:name="T92" style:family="text">
      <style:text-properties officeooo:rsid="00740e00"/>
    </style:style>
    <style:style style:name="T93" style:family="text">
      <style:text-properties officeooo:rsid="007965bb"/>
    </style:style>
    <style:style style:name="T94" style:family="text">
      <style:text-properties officeooo:rsid="0079eb6a"/>
    </style:style>
    <style:style style:name="T95" style:family="text">
      <style:text-properties officeooo:rsid="007b9702"/>
    </style:style>
    <style:style style:name="T96" style:family="text">
      <style:text-properties officeooo:rsid="008f3e7d"/>
    </style:style>
    <style:style style:name="T97" style:family="text">
      <style:text-properties officeooo:rsid="00997dfb"/>
    </style:style>
    <style:style style:name="T98" style:family="text">
      <style:text-properties officeooo:rsid="009b3604"/>
    </style:style>
    <style:style style:name="T99" style:family="text">
      <style:text-properties officeooo:rsid="00a10c33"/>
    </style:style>
    <style:style style:name="T100" style:family="text">
      <style:text-properties officeooo:rsid="00a16502"/>
    </style:style>
    <style:style style:name="T101" style:family="text">
      <style:text-properties officeooo:rsid="00a649dd"/>
    </style:style>
    <style:style style:name="T102" style:family="text">
      <style:text-properties officeooo:rsid="00a80e63"/>
    </style:style>
    <style:style style:name="T103" style:family="text">
      <style:text-properties officeooo:rsid="00a82b1e"/>
    </style:style>
    <style:style style:name="T104" style:family="text">
      <style:text-properties officeooo:rsid="00ab1ffa"/>
    </style:style>
    <style:style style:name="T105" style:family="text">
      <style:text-properties officeooo:rsid="00ac19f8"/>
    </style:style>
    <style:style style:name="T106" style:family="text">
      <style:text-properties officeooo:rsid="00cc0630"/>
    </style:style>
    <style:style style:name="T107" style:family="text">
      <style:text-properties officeooo:rsid="00f41235"/>
    </style:style>
    <style:style style:name="T108" style:family="text">
      <style:text-properties officeooo:rsid="010a4b78"/>
    </style:style>
    <style:style style:name="T109" style:family="text">
      <style:text-properties officeooo:rsid="010b8e41"/>
    </style:style>
    <style:style style:name="T110" style:family="text">
      <style:text-properties officeooo:rsid="010c57c1"/>
    </style:style>
    <style:style style:name="T111" style:family="text">
      <style:text-properties officeooo:rsid="012584ff"/>
    </style:style>
    <style:style style:name="T112" style:family="text">
      <style:text-properties officeooo:rsid="0139185f"/>
    </style:style>
    <style:style style:name="T113" style:family="text">
      <style:text-properties officeooo:rsid="013bc418"/>
    </style:style>
    <style:style style:name="T114" style:family="text">
      <style:text-properties officeooo:rsid="013ec8c6"/>
    </style:style>
    <style:style style:name="T115" style:family="text">
      <style:text-properties fo:font-style="normal" style:font-style-asian="normal" style:font-style-complex="normal"/>
    </style:style>
    <style:style style:name="T116" style:family="text">
      <style:text-properties fo:font-style="normal" officeooo:rsid="01ba1d69" style:font-style-asian="normal" style:font-style-complex="normal"/>
    </style:style>
    <style:style style:name="T117" style:family="text">
      <style:text-properties fo:font-style="normal" officeooo:rsid="01bb3d81" style:font-style-asian="normal" style:font-style-complex="normal"/>
    </style:style>
    <style:style style:name="T118" style:family="text">
      <style:text-properties fo:font-style="normal" officeooo:rsid="01bce6d7" style:font-style-asian="normal" style:font-style-complex="normal"/>
    </style:style>
    <style:style style:name="T119" style:family="text">
      <style:text-properties fo:font-style="normal" officeooo:rsid="01bed521" style:font-style-asian="normal" style:font-style-complex="normal"/>
    </style:style>
    <style:style style:name="T120" style:family="text">
      <style:text-properties fo:font-style="normal" officeooo:rsid="01bf9fab" style:font-style-asian="normal" style:font-style-complex="normal"/>
    </style:style>
    <style:style style:name="T121" style:family="text">
      <style:text-properties fo:font-style="normal" officeooo:rsid="01c03140" style:font-style-asian="normal" style:font-style-complex="normal"/>
    </style:style>
    <style:style style:name="T122" style:family="text">
      <style:text-properties fo:font-style="normal" officeooo:rsid="01c28ca3" style:font-style-asian="normal" style:font-style-complex="normal"/>
    </style:style>
    <style:style style:name="T123" style:family="text">
      <style:text-properties fo:font-style="normal" officeooo:rsid="01c2a651" style:font-style-asian="normal" style:font-style-complex="normal"/>
    </style:style>
    <style:style style:name="T124" style:family="text">
      <style:text-properties fo:font-style="normal" officeooo:rsid="01c478cb" style:font-style-asian="normal" style:font-style-complex="normal"/>
    </style:style>
    <style:style style:name="T125" style:family="text">
      <style:text-properties fo:font-style="normal" officeooo:rsid="01c5ef8c" style:font-style-asian="normal" style:font-style-complex="normal"/>
    </style:style>
    <style:style style:name="T126" style:family="text">
      <style:text-properties fo:font-style="normal" officeooo:rsid="01d08a1d" style:font-style-asian="normal" style:font-style-complex="normal"/>
    </style:style>
    <style:style style:name="T127" style:family="text">
      <style:text-properties fo:font-style="normal" officeooo:rsid="01d239b2" style:font-style-asian="normal" style:font-style-complex="normal"/>
    </style:style>
    <style:style style:name="T128" style:family="text">
      <style:text-properties fo:font-style="normal" officeooo:rsid="01d3a9ef" style:font-style-asian="normal" style:font-style-complex="normal"/>
    </style:style>
    <style:style style:name="T129" style:family="text">
      <style:text-properties fo:font-style="normal" officeooo:rsid="01d911f7" style:font-style-asian="normal" style:font-style-complex="normal"/>
    </style:style>
    <style:style style:name="T130" style:family="text">
      <style:text-properties fo:font-style="normal" officeooo:rsid="01dbd0a6" style:font-style-asian="normal" style:font-style-complex="normal"/>
    </style:style>
    <style:style style:name="T131" style:family="text">
      <style:text-properties fo:font-style="normal" officeooo:rsid="01e1b7ee" style:font-style-asian="normal" style:font-style-complex="normal"/>
    </style:style>
    <style:style style:name="T132" style:family="text">
      <style:text-properties fo:font-style="normal" officeooo:rsid="01eaaa72" style:font-style-asian="normal" style:font-style-complex="normal"/>
    </style:style>
    <style:style style:name="T133" style:family="text">
      <style:text-properties fo:font-style="normal" officeooo:rsid="01f0ffa7" style:font-style-asian="normal" style:font-style-complex="normal"/>
    </style:style>
    <style:style style:name="T134" style:family="text">
      <style:text-properties fo:font-style="normal" officeooo:rsid="01f2e9f1" style:font-style-asian="normal" style:font-style-complex="normal"/>
    </style:style>
    <style:style style:name="T135" style:family="text">
      <style:text-properties fo:font-style="normal" officeooo:rsid="01f9fd6e" style:font-style-asian="normal" style:font-style-complex="normal"/>
    </style:style>
    <style:style style:name="T136" style:family="text">
      <style:text-properties fo:font-style="normal" officeooo:rsid="01fe37f1" style:font-style-asian="normal" style:font-style-complex="normal"/>
    </style:style>
    <style:style style:name="T137" style:family="text">
      <style:text-properties fo:font-style="normal" officeooo:rsid="020054b0" style:font-style-asian="normal" style:font-style-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bold" officeooo:rsid="0144bb9c" style:font-style-asian="normal" style:font-weight-asian="bold" style:font-style-complex="normal" style:font-weight-complex="bold"/>
    </style:style>
    <style:style style:name="T140" style:family="text">
      <style:text-properties fo:font-style="normal" fo:font-weight="bold" officeooo:rsid="0145f01e" style:font-style-asian="normal" style:font-weight-asian="bold" style:font-style-complex="normal" style:font-weight-complex="bold"/>
    </style:style>
    <style:style style:name="T141" style:family="text">
      <style:text-properties fo:font-style="normal" fo:font-weight="bold" officeooo:rsid="0148d48a" style:font-style-asian="normal" style:font-weight-asian="bold" style:font-style-complex="normal" style:font-weight-complex="bold"/>
    </style:style>
    <style:style style:name="T142" style:family="text">
      <style:text-properties fo:font-style="normal" fo:font-weight="bold" officeooo:rsid="014a8b49" style:font-style-asian="normal" style:font-weight-asian="bold" style:font-style-complex="normal" style:font-weight-complex="bold"/>
    </style:style>
    <style:style style:name="T143" style:family="text">
      <style:text-properties fo:font-style="normal" fo:font-weight="bold" officeooo:rsid="0143230b" style:font-style-asian="normal" style:font-weight-asian="bold" style:font-style-complex="normal" style:font-weight-complex="bold"/>
    </style:style>
    <style:style style:name="T144" style:family="text">
      <style:text-properties fo:font-style="normal" fo:font-weight="bold" officeooo:rsid="01463bac" style:font-style-asian="normal" style:font-weight-asian="bold" style:font-style-complex="normal" style:font-weight-complex="bold"/>
    </style:style>
    <style:style style:name="T145" style:family="text">
      <style:text-properties fo:font-style="normal" fo:font-weight="bold" officeooo:rsid="01415018" style:font-style-asian="normal" style:font-weight-asian="bold" style:font-style-complex="normal" style:font-weight-complex="bold"/>
    </style:style>
    <style:style style:name="T146" style:family="text">
      <style:text-properties fo:font-style="normal" fo:font-weight="bold" officeooo:rsid="013bc418" style:font-style-asian="normal" style:font-weight-asian="bold" style:font-style-complex="normal" style:font-weight-complex="bold"/>
    </style:style>
    <style:style style:name="T147" style:family="text">
      <style:text-properties fo:font-style="normal" fo:font-weight="bold" officeooo:rsid="01566be0" style:font-style-asian="normal" style:font-weight-asian="bold" style:font-style-complex="normal" style:font-weight-complex="bold"/>
    </style:style>
    <style:style style:name="T148" style:family="text">
      <style:text-properties fo:font-style="normal" fo:font-weight="bold" officeooo:rsid="015ee094" style:font-style-asian="normal" style:font-weight-asian="bold" style:font-style-complex="normal" style:font-weight-complex="bold"/>
    </style:style>
    <style:style style:name="T149" style:family="text">
      <style:text-properties fo:font-style="normal" fo:font-weight="bold" officeooo:rsid="016c2930" style:font-style-asian="normal" style:font-weight-asian="bold" style:font-style-complex="normal" style:font-weight-complex="bold"/>
    </style:style>
    <style:style style:name="T150" style:family="text">
      <style:text-properties fo:font-style="normal" fo:font-weight="bold" officeooo:rsid="015e9d71" style:font-style-asian="normal" style:font-weight-asian="bold" style:font-style-complex="normal" style:font-weight-complex="bold"/>
    </style:style>
    <style:style style:name="T151" style:family="text">
      <style:text-properties fo:font-style="normal" fo:font-weight="bold" officeooo:rsid="015b3190" style:font-style-asian="normal" style:font-weight-asian="bold" style:font-style-complex="normal" style:font-weight-complex="bold"/>
    </style:style>
    <style:style style:name="T152" style:family="text">
      <style:text-properties fo:font-style="normal" fo:font-weight="bold" officeooo:rsid="01530007" style:font-style-asian="normal" style:font-weight-asian="bold" style:font-style-complex="normal" style:font-weight-complex="bold"/>
    </style:style>
    <style:style style:name="T153" style:family="text">
      <style:text-properties fo:font-style="normal" fo:font-weight="bold" officeooo:rsid="019dd69c" style:font-style-asian="normal" style:font-weight-asian="bold" style:font-style-complex="normal" style:font-weight-complex="bold"/>
    </style:style>
    <style:style style:name="T154" style:family="text">
      <style:text-properties fo:font-style="normal" fo:font-weight="bold" officeooo:rsid="01a19212" style:font-style-asian="normal" style:font-weight-asian="bold" style:font-style-complex="normal" style:font-weight-complex="bold"/>
    </style:style>
    <style:style style:name="T155" style:family="text">
      <style:text-properties fo:font-style="normal" fo:font-weight="bold" officeooo:rsid="01a2cebf" style:font-style-asian="normal" style:font-weight-asian="bold" style:font-style-complex="normal" style:font-weight-complex="bold"/>
    </style:style>
    <style:style style:name="T156" style:family="text">
      <style:text-properties fo:font-style="normal" fo:font-weight="bold" officeooo:rsid="01d4872f" style:font-style-asian="normal" style:font-weight-asian="bold" style:font-style-complex="normal" style:font-weight-complex="bold"/>
    </style:style>
    <style:style style:name="T157" style:family="text">
      <style:text-properties fo:font-style="normal" fo:font-weight="bold" officeooo:rsid="01f0901c" style:font-style-asian="normal" style:font-weight-asian="bold" style:font-style-complex="normal" style:font-weight-complex="bold"/>
    </style:style>
    <style:style style:name="T158" style:family="text">
      <style:text-properties fo:font-style="normal" fo:font-weight="bold" officeooo:rsid="01eaaa72" style:font-style-asian="normal" style:font-weight-asian="bold" style:font-style-complex="normal" style:font-weight-complex="bold"/>
    </style:style>
    <style:style style:name="T159" style:family="text">
      <style:text-properties fo:font-style="normal" fo:font-weight="bold" officeooo:rsid="020054b0" style:font-style-asian="normal" style:font-weight-asian="bold" style:font-style-complex="normal" style:font-weight-complex="bold"/>
    </style:style>
    <style:style style:name="T160" style:family="text">
      <style:text-properties fo:font-style="normal" fo:font-weight="bold" officeooo:rsid="0201defb" style:font-style-asian="normal" style:font-weight-asian="bold" style:font-style-complex="normal" style:font-weight-complex="bold"/>
    </style:style>
    <style:style style:name="T161" style:family="text">
      <style:text-properties fo:font-style="normal" fo:font-weight="bold" officeooo:rsid="02084b6e" style:font-style-asian="normal" style:font-weight-asian="bold" style:font-style-complex="normal" style:font-weight-complex="bold"/>
    </style:style>
    <style:style style:name="T162" style:family="text">
      <style:text-properties fo:font-style="normal" fo:font-weight="normal" officeooo:rsid="01420ca7" style:font-style-asian="normal" style:font-weight-asian="normal" style:font-style-complex="normal" style:font-weight-complex="normal"/>
    </style:style>
    <style:style style:name="T163" style:family="text">
      <style:text-properties fo:font-style="normal" fo:font-weight="normal" officeooo:rsid="0143230b" style:font-style-asian="normal" style:font-weight-asian="normal" style:font-style-complex="normal" style:font-weight-complex="normal"/>
    </style:style>
    <style:style style:name="T164" style:family="text">
      <style:text-properties fo:font-style="normal" fo:font-weight="normal" officeooo:rsid="014394a9" style:font-style-asian="normal" style:font-weight-asian="normal" style:font-style-complex="normal" style:font-weight-complex="normal"/>
    </style:style>
    <style:style style:name="T165" style:family="text">
      <style:text-properties fo:font-style="normal" fo:font-weight="normal" officeooo:rsid="014a3c06" style:font-style-asian="normal" style:font-weight-asian="normal" style:font-style-complex="normal" style:font-weight-complex="normal"/>
    </style:style>
    <style:style style:name="T166" style:family="text">
      <style:text-properties fo:font-style="normal" fo:font-weight="normal" officeooo:rsid="014b464d" style:font-style-asian="normal" style:font-weight-asian="normal" style:font-style-complex="normal" style:font-weight-complex="normal"/>
    </style:style>
    <style:style style:name="T167" style:family="text">
      <style:text-properties fo:font-style="normal" fo:font-weight="normal" officeooo:rsid="014b4d72" style:font-style-asian="normal" style:font-weight-asian="normal" style:font-style-complex="normal" style:font-weight-complex="normal"/>
    </style:style>
    <style:style style:name="T168" style:family="text">
      <style:text-properties fo:font-style="normal" fo:font-weight="normal" officeooo:rsid="01566be0" style:font-style-asian="normal" style:font-weight-asian="normal" style:font-style-complex="normal" style:font-weight-complex="normal"/>
    </style:style>
    <style:style style:name="T169" style:family="text">
      <style:text-properties fo:font-style="normal" fo:font-weight="normal" officeooo:rsid="015686c7" style:font-style-asian="normal" style:font-weight-asian="normal" style:font-style-complex="normal" style:font-weight-complex="normal"/>
    </style:style>
    <style:style style:name="T170" style:family="text">
      <style:text-properties fo:font-style="normal" fo:font-weight="normal" officeooo:rsid="0156f3eb" style:font-style-asian="normal" style:font-weight-asian="normal" style:font-style-complex="normal" style:font-weight-complex="normal"/>
    </style:style>
    <style:style style:name="T171" style:family="text">
      <style:text-properties fo:font-style="normal" fo:font-weight="normal" officeooo:rsid="01570a3b" style:font-style-asian="normal" style:font-weight-asian="normal" style:font-style-complex="normal" style:font-weight-complex="normal"/>
    </style:style>
    <style:style style:name="T172" style:family="text">
      <style:text-properties fo:font-style="normal" fo:font-weight="normal" officeooo:rsid="015946b0" style:font-style-asian="normal" style:font-weight-asian="normal" style:font-style-complex="normal" style:font-weight-complex="normal"/>
    </style:style>
    <style:style style:name="T173" style:family="text">
      <style:text-properties fo:font-style="normal" fo:font-weight="normal" officeooo:rsid="015b3190" style:font-style-asian="normal" style:font-weight-asian="normal" style:font-style-complex="normal" style:font-weight-complex="normal"/>
    </style:style>
    <style:style style:name="T174" style:family="text">
      <style:text-properties fo:font-style="normal" fo:font-weight="normal" officeooo:rsid="015cc3e8" style:font-style-asian="normal" style:font-weight-asian="normal" style:font-style-complex="normal" style:font-weight-complex="normal"/>
    </style:style>
    <style:style style:name="T175" style:family="text">
      <style:text-properties fo:font-style="normal" fo:font-weight="normal" officeooo:rsid="015ee094" style:font-style-asian="normal" style:font-weight-asian="normal" style:font-style-complex="normal" style:font-weight-complex="normal"/>
    </style:style>
    <style:style style:name="T176" style:family="text">
      <style:text-properties fo:font-style="normal" fo:font-weight="normal" officeooo:rsid="015f7ff8" style:font-style-asian="normal" style:font-weight-asian="normal" style:font-style-complex="normal" style:font-weight-complex="normal"/>
    </style:style>
    <style:style style:name="T177" style:family="text">
      <style:text-properties fo:font-style="normal" fo:font-weight="normal" officeooo:rsid="01608eaa" style:font-style-asian="normal" style:font-weight-asian="normal" style:font-style-complex="normal" style:font-weight-complex="normal"/>
    </style:style>
    <style:style style:name="T178" style:family="text">
      <style:text-properties fo:font-style="normal" fo:font-weight="normal" officeooo:rsid="019dd69c" style:font-style-asian="normal" style:font-weight-asian="normal" style:font-style-complex="normal" style:font-weight-complex="normal"/>
    </style:style>
    <style:style style:name="T179" style:family="text">
      <style:text-properties fo:font-style="normal" fo:font-weight="normal" officeooo:rsid="019efd8e" style:font-style-asian="normal" style:font-weight-asian="normal" style:font-style-complex="normal" style:font-weight-complex="normal"/>
    </style:style>
    <style:style style:name="T180" style:family="text">
      <style:text-properties fo:font-style="normal" fo:font-weight="normal" officeooo:rsid="01a12258" style:font-style-asian="normal" style:font-weight-asian="normal" style:font-style-complex="normal" style:font-weight-complex="normal"/>
    </style:style>
    <style:style style:name="T181" style:family="text">
      <style:text-properties fo:font-style="normal" fo:font-weight="normal" officeooo:rsid="01a19212" style:font-style-asian="normal" style:font-weight-asian="normal" style:font-style-complex="normal" style:font-weight-complex="normal"/>
    </style:style>
    <style:style style:name="T182" style:family="text">
      <style:text-properties fo:font-style="normal" fo:font-weight="normal" officeooo:rsid="01a2cebf" style:font-style-asian="normal" style:font-weight-asian="normal" style:font-style-complex="normal" style:font-weight-complex="normal"/>
    </style:style>
    <style:style style:name="T183" style:family="text">
      <style:text-properties fo:font-style="normal" fo:font-weight="normal" officeooo:rsid="01a5771e" style:font-style-asian="normal" style:font-weight-asian="normal" style:font-style-complex="normal" style:font-weight-complex="normal"/>
    </style:style>
    <style:style style:name="T184" style:family="text">
      <style:text-properties fo:font-style="normal" fo:font-weight="normal" officeooo:rsid="01a6f738" style:font-style-asian="normal" style:font-weight-asian="normal" style:font-style-complex="normal" style:font-weight-complex="normal"/>
    </style:style>
    <style:style style:name="T185" style:family="text">
      <style:text-properties fo:font-style="normal" fo:font-weight="normal" officeooo:rsid="01aa0ed7" style:font-style-asian="normal" style:font-weight-asian="normal" style:font-style-complex="normal" style:font-weight-complex="normal"/>
    </style:style>
    <style:style style:name="T186" style:family="text">
      <style:text-properties fo:font-style="normal" fo:font-weight="normal" officeooo:rsid="01ae5fe3" style:font-style-asian="normal" style:font-weight-asian="normal" style:font-style-complex="normal" style:font-weight-complex="normal"/>
    </style:style>
    <style:style style:name="T187" style:family="text">
      <style:text-properties fo:font-style="normal" fo:font-weight="normal" officeooo:rsid="01b20ea2" style:font-style-asian="normal" style:font-weight-asian="normal" style:font-style-complex="normal" style:font-weight-complex="normal"/>
    </style:style>
    <style:style style:name="T188" style:family="text">
      <style:text-properties fo:font-style="normal" fo:font-weight="normal" officeooo:rsid="01b2b1c0" style:font-style-asian="normal" style:font-weight-asian="normal" style:font-style-complex="normal" style:font-weight-complex="normal"/>
    </style:style>
    <style:style style:name="T189" style:family="text">
      <style:text-properties fo:font-style="normal" fo:font-weight="normal" officeooo:rsid="01b3f457" style:font-style-asian="normal" style:font-weight-asian="normal" style:font-style-complex="normal" style:font-weight-complex="normal"/>
    </style:style>
    <style:style style:name="T190" style:family="text">
      <style:text-properties fo:font-style="normal" fo:font-weight="normal" officeooo:rsid="01c82234" style:font-style-asian="normal" style:font-weight-asian="normal" style:font-style-complex="normal" style:font-weight-complex="normal"/>
    </style:style>
    <style:style style:name="T191" style:family="text">
      <style:text-properties fo:font-style="normal" fo:font-weight="normal" officeooo:rsid="01c9ba9d" style:font-style-asian="normal" style:font-weight-asian="normal" style:font-style-complex="normal" style:font-weight-complex="normal"/>
    </style:style>
    <style:style style:name="T192" style:family="text">
      <style:text-properties fo:font-style="normal" fo:font-weight="normal" officeooo:rsid="01cb0815" style:font-style-asian="normal" style:font-weight-asian="normal" style:font-style-complex="normal" style:font-weight-complex="normal"/>
    </style:style>
    <style:style style:name="T193" style:family="text">
      <style:text-properties fo:font-style="normal" fo:font-weight="normal" officeooo:rsid="01d4872f" style:font-style-asian="normal" style:font-weight-asian="normal" style:font-style-complex="normal" style:font-weight-complex="normal"/>
    </style:style>
    <style:style style:name="T194" style:family="text">
      <style:text-properties fo:font-style="normal" fo:font-weight="normal" officeooo:rsid="0203d5a3" style:font-style-asian="normal" style:font-weight-asian="normal" style:font-style-complex="normal" style:font-weight-complex="normal"/>
    </style:style>
    <style:style style:name="T195" style:family="text">
      <style:text-properties fo:font-style="normal" fo:font-weight="normal" officeooo:rsid="02084b6e" style:font-style-asian="normal" style:font-weight-asian="normal" style:font-style-complex="normal" style:font-weight-complex="normal"/>
    </style:style>
    <style:style style:name="T196" style:family="text">
      <style:text-properties officeooo:rsid="01a19212"/>
    </style:style>
    <style:style style:name="T197" style:family="text">
      <style:text-properties style:font-name="Liberation Sans" fo:font-size="16.1000003814697pt" fo:font-style="normal" fo:font-weight="bold" officeooo:rsid="01d644c5"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Pragmatic programm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5"><text:a xlink:type="simple" xlink:href="#__RefHeading___Toc205_1199606601" text:style-name="Index_20_Link" text:visited-style-name="Index_20_Link">Todo<text:tab/>3</text:a></text:p>
          <text:p text:style-name="P95"><text:a xlink:type="simple" xlink:href="#__RefHeading___Toc207_1199606601" text:style-name="Index_20_Link" text:visited-style-name="Index_20_Link">Introduction<text:tab/>4</text:a></text:p>
          <text:p text:style-name="P96"><text:a xlink:type="simple" xlink:href="#__RefHeading___Toc209_1199606601" text:style-name="Index_20_Link" text:visited-style-name="Index_20_Link">What Makes a Pragmatic Programmer<text:tab/>4</text:a></text:p>
          <text:p text:style-name="P96"><text:a xlink:type="simple" xlink:href="#__RefHeading___Toc211_1199606601" text:style-name="Index_20_Link" text:visited-style-name="Index_20_Link">Individual in large team<text:tab/>5</text:a></text:p>
          <text:p text:style-name="P96"><text:a xlink:type="simple" xlink:href="#__RefHeading___Toc213_1199606601" text:style-name="Index_20_Link" text:visited-style-name="Index_20_Link">It is continuous process<text:tab/>5</text:a></text:p>
          <text:p text:style-name="P95"><text:a xlink:type="simple" xlink:href="#__RefHeading___Toc215_1199606601" text:style-name="Index_20_Link" text:visited-style-name="Index_20_Link">A Pragmatic Philosophy<text:tab/>6</text:a></text:p>
          <text:p text:style-name="P96"><text:a xlink:type="simple" xlink:href="#__RefHeading___Toc217_1199606601" text:style-name="Index_20_Link" text:visited-style-name="Index_20_Link">Big picture<text:tab/>6</text:a></text:p>
          <text:p text:style-name="P96"><text:a xlink:type="simple" xlink:href="#__RefHeading___Toc219_1199606601" text:style-name="Index_20_Link" text:visited-style-name="Index_20_Link">Responsibility<text:tab/>6</text:a></text:p>
          <text:p text:style-name="P96"><text:a xlink:type="simple" xlink:href="#__RefHeading___Toc221_1199606601" text:style-name="Index_20_Link" text:visited-style-name="Index_20_Link">Broken window<text:tab/>6</text:a></text:p>
          <text:p text:style-name="P96"><text:a xlink:type="simple" xlink:href="#__RefHeading___Toc223_1199606601" text:style-name="Index_20_Link" text:visited-style-name="Index_20_Link">Quality<text:tab/>7</text:a></text:p>
          <text:p text:style-name="P96"><text:a xlink:type="simple" xlink:href="#__RefHeading___Toc225_1199606601" text:style-name="Index_20_Link" text:visited-style-name="Index_20_Link">Learning<text:tab/>7</text:a></text:p>
          <text:p text:style-name="P95"><text:a xlink:type="simple" xlink:href="#__RefHeading___Toc227_1199606601" text:style-name="Index_20_Link" text:visited-style-name="Index_20_Link">A pragmatic approach<text:tab/>9</text:a></text:p>
          <text:p text:style-name="P96"><text:a xlink:type="simple" xlink:href="#__RefHeading___Toc433_4276341201" text:style-name="Index_20_Link" text:visited-style-name="Index_20_Link">Single responsibility principle<text:tab/>9</text:a></text:p>
          <text:p text:style-name="P96"><text:a xlink:type="simple" xlink:href="#__RefHeading___Toc435_4276341201" text:style-name="Index_20_Link" text:visited-style-name="Index_20_Link">Don’t repeat yourself<text:tab/>9</text:a></text:p>
          <text:p text:style-name="P96"><text:a xlink:type="simple" xlink:href="#__RefHeading___Toc437_4276341201" text:style-name="Index_20_Link" text:visited-style-name="Index_20_Link">Decoupling<text:tab/>10</text:a></text:p>
          <text:p text:style-name="P96"><text:a xlink:type="simple" xlink:href="#__RefHeading___Toc439_4276341201" text:style-name="Index_20_Link" text:visited-style-name="Index_20_Link">Flexible Architecture<text:tab/>10</text:a></text:p>
          <text:p text:style-name="P96"><text:a xlink:type="simple" xlink:href="#__RefHeading___Toc441_4276341201" text:style-name="Index_20_Link" text:visited-style-name="Index_20_Link">Estimatingnology/book each month<text:tab/>11</text:a></text:p>
          <text:p text:style-name="P95"><text:a xlink:type="simple" xlink:href="#__RefHeading___Toc749_564055342" text:style-name="Index_20_Link" text:visited-style-name="Index_20_Link">The Basic Tools<text:tab/>12</text:a></text:p>
          <text:p text:style-name="P95"><text:a xlink:type="simple" xlink:href="#__RefHeading___Toc747_1123195720" text:style-name="Index_20_Link" text:visited-style-name="Index_20_Link">Pragmatic paranoia<text:tab/>13</text:a></text:p>
          <text:p text:style-name="P96"><text:a xlink:type="simple" xlink:href="#__RefHeading___Toc1552_1576257306" text:style-name="Index_20_Link" text:visited-style-name="Index_20_Link">You can’t write perfect software<text:tab/>13</text:a></text:p>
          <text:p text:style-name="P96"><text:a xlink:type="simple" xlink:href="#__RefHeading___Toc1554_1576257306" text:style-name="Index_20_Link" text:visited-style-name="Index_20_Link">Design by Contract<text:tab/>13</text:a></text:p>
          <text:p text:style-name="P96"><text:a xlink:type="simple" xlink:href="#__RefHeading___Toc1556_1576257306" text:style-name="Index_20_Link" text:visited-style-name="Index_20_Link">Resources<text:tab/>13</text:a></text:p>
          <text:p text:style-name="P96"><text:a xlink:type="simple" xlink:href="#__RefHeading___Toc1558_1576257306" text:style-name="Index_20_Link" text:visited-style-name="Index_20_Link">Take small steps<text:tab/>13</text:a></text:p>
          <text:p text:style-name="P95"><text:a xlink:type="simple" xlink:href="#__RefHeading___Toc1560_1576257306" text:style-name="Index_20_Link" text:visited-style-name="Index_20_Link">Bend or Break<text:tab/>14</text:a></text:p>
          <text:p text:style-name="P96"><text:a xlink:type="simple" xlink:href="#__RefHeading___Toc1562_1576257306" text:style-name="Index_20_Link" text:visited-style-name="Index_20_Link">Coupling<text:tab/>14</text:a></text:p>
          <text:p text:style-name="P96"><text:a xlink:type="simple" xlink:href="#__RefHeading___Toc1564_1576257306" text:style-name="Index_20_Link" text:visited-style-name="Index_20_Link">Tell don’t ask TDA<text:tab/>14</text:a></text:p>
          <text:p text:style-name="P96"><text:a xlink:type="simple" xlink:href="#__RefHeading___Toc1566_1576257306" text:style-name="Index_20_Link" text:visited-style-name="Index_20_Link"><text:span text:style-name="T115">Don’t Chain method Calls</text:span></text:a><text:a xlink:type="simple" xlink:href="#__RefHeading___Toc1566_1576257306" text:style-name="Index_20_Link" text:visited-style-name="Index_20_Link"><text:tab/>14</text:a></text:p>
          <text:p text:style-name="P96"><text:a xlink:type="simple" xlink:href="#__RefHeading___Toc1568_1576257306" text:style-name="Index_20_Link" text:visited-style-name="Index_20_Link"><text:span text:style-name="T115">D</text:span></text:a><text:a xlink:type="simple" xlink:href="#__RefHeading___Toc1568_1576257306" text:style-name="Index_20_Link" text:visited-style-name="Index_20_Link"><text:span text:style-name="T115">on’t have global </text:span></text:a><text:a xlink:type="simple" xlink:href="#__RefHeading___Toc1568_1576257306" text:style-name="Index_20_Link" text:visited-style-name="Index_20_Link"><text:span text:style-name="T115">accessible data</text:span></text:a><text:a xlink:type="simple" xlink:href="#__RefHeading___Toc1568_1576257306" text:style-name="Index_20_Link" text:visited-style-name="Index_20_Link"><text:tab/>15</text:a></text:p>
          <text:p text:style-name="P96"><text:a xlink:type="simple" xlink:href="#__RefHeading___Toc1570_1576257306" text:style-name="Index_20_Link" text:visited-style-name="Index_20_Link"><text:span text:style-name="T115">Events</text:span></text:a><text:a xlink:type="simple" xlink:href="#__RefHeading___Toc1570_1576257306" text:style-name="Index_20_Link" text:visited-style-name="Index_20_Link"><text:tab/>15</text:a></text:p>
          <text:p text:style-name="P96"><text:a xlink:type="simple" xlink:href="#__RefHeading___Toc1205_3585079377" text:style-name="Index_20_Link" text:visited-style-name="Index_20_Link"><text:span text:style-name="T115">I</text:span></text:a><text:a xlink:type="simple" xlink:href="#__RefHeading___Toc1205_3585079377" text:style-name="Index_20_Link" text:visited-style-name="Index_20_Link"><text:span text:style-name="T115">nheritance </text:span></text:a><text:a xlink:type="simple" xlink:href="#__RefHeading___Toc1205_3585079377" text:style-name="Index_20_Link" text:visited-style-name="Index_20_Link"><text:span text:style-name="T115">is bad</text:span></text:a><text:a xlink:type="simple" xlink:href="#__RefHeading___Toc1205_3585079377" text:style-name="Index_20_Link" text:visited-style-name="Index_20_Link"><text:tab/>15</text:a></text:p>
          <text:p text:style-name="P96"><text:a xlink:type="simple" xlink:href="#__RefHeading___Toc1572_1576257306" text:style-name="Index_20_Link" text:visited-style-name="Index_20_Link"><text:span text:style-name="T115">Parameterize </text:span></text:a><text:a xlink:type="simple" xlink:href="#__RefHeading___Toc1572_1576257306" text:style-name="Index_20_Link" text:visited-style-name="Index_20_Link"><text:span text:style-name="T115">app using external configuration.</text:span></text:a><text:a xlink:type="simple" xlink:href="#__RefHeading___Toc1572_1576257306" text:style-name="Index_20_Link" text:visited-style-name="Index_20_Link"><text:tab/>15</text:a></text:p>
          <text:p text:style-name="P95"><text:a xlink:type="simple" xlink:href="#__RefHeading___Toc1574_1576257306" text:style-name="Index_20_Link" text:visited-style-name="Index_20_Link"><text:span text:style-name="T115">Concurren</text:span></text:a><text:a xlink:type="simple" xlink:href="#__RefHeading___Toc1574_1576257306" text:style-name="Index_20_Link" text:visited-style-name="Index_20_Link"><text:span text:style-name="T115">cy</text:span></text:a><text:a xlink:type="simple" xlink:href="#__RefHeading___Toc1574_1576257306" text:style-name="Index_20_Link" text:visited-style-name="Index_20_Link"><text:tab/>16</text:a></text:p>
          <text:p text:style-name="P96"><text:a xlink:type="simple" xlink:href="#__RefHeading___Toc1224_797189752" text:style-name="Index_20_Link" text:visited-style-name="Index_20_Link"><text:span text:style-name="T115">Temporal coupling</text:span></text:a><text:a xlink:type="simple" xlink:href="#__RefHeading___Toc1224_797189752" text:style-name="Index_20_Link" text:visited-style-name="Index_20_Link"><text:tab/>16</text:a></text:p>
          <text:p text:style-name="P96"><text:a xlink:type="simple" xlink:href="#__RefHeading___Toc1226_797189752" text:style-name="Index_20_Link" text:visited-style-name="Index_20_Link"><text:span text:style-name="T115">Shared state is incorrect state</text:span></text:a><text:a xlink:type="simple" xlink:href="#__RefHeading___Toc1226_797189752" text:style-name="Index_20_Link" text:visited-style-name="Index_20_Link"><text:tab/>16</text:a></text:p>
          <text:p text:style-name="P96"><text:a xlink:type="simple" xlink:href="#__RefHeading___Toc1228_797189752" text:style-name="Index_20_Link" text:visited-style-name="Index_20_Link"><text:span text:style-name="T115">Actors and Processes</text:span></text:a><text:a xlink:type="simple" xlink:href="#__RefHeading___Toc1228_797189752" text:style-name="Index_20_Link" text:visited-style-name="Index_20_Link"><text:tab/>16</text:a></text:p>
          <text:p text:style-name="P96"><text:a xlink:type="simple" xlink:href="#__RefHeading___Toc1230_797189752" text:style-name="Index_20_Link" text:visited-style-name="Index_20_Link"><text:span text:style-name="T115">Blackboards</text:span></text:a><text:a xlink:type="simple" xlink:href="#__RefHeading___Toc1230_797189752" text:style-name="Index_20_Link" text:visited-style-name="Index_20_Link"><text:tab/>17</text:a></text:p>
          <text:p text:style-name="P95"><text:a xlink:type="simple" xlink:href="#__RefHeading___Toc1232_797189752" text:style-name="Index_20_Link" text:visited-style-name="Index_20_Link"><text:span text:style-name="T115">While You are Coding</text:span></text:a><text:a xlink:type="simple" xlink:href="#__RefHeading___Toc1232_797189752" text:style-name="Index_20_Link" text:visited-style-name="Index_20_Link"><text:tab/>18</text:a></text:p>
          <text:p text:style-name="P96"><text:a xlink:type="simple" xlink:href="#__RefHeading___Toc1585_3730439388" text:style-name="Index_20_Link" text:visited-style-name="Index_20_Link"><text:span text:style-name="T115">Estimating </text:span></text:a><text:a xlink:type="simple" xlink:href="#__RefHeading___Toc1585_3730439388" text:style-name="Index_20_Link" text:visited-style-name="Index_20_Link"><text:span text:style-name="T115">algorithms</text:span></text:a><text:a xlink:type="simple" xlink:href="#__RefHeading___Toc1585_3730439388" text:style-name="Index_20_Link" text:visited-style-name="Index_20_Link"><text:tab/>18</text:a></text:p>
          <text:p text:style-name="P96"><text:a xlink:type="simple" xlink:href="#__RefHeading___Toc1587_3730439388" text:style-name="Index_20_Link" text:visited-style-name="Index_20_Link"><text:span text:style-name="T115">What is software development</text:span></text:a><text:a xlink:type="simple" xlink:href="#__RefHeading___Toc1587_3730439388" text:style-name="Index_20_Link" text:visited-style-name="Index_20_Link"><text:tab/>18</text:a></text:p>
          <text:p text:style-name="P96"><text:a xlink:type="simple" xlink:href="#__RefHeading___Toc1589_3730439388" text:style-name="Index_20_Link" text:visited-style-name="Index_20_Link"><text:span text:style-name="T115">Refactoring</text:span></text:a><text:a xlink:type="simple" xlink:href="#__RefHeading___Toc1589_3730439388" text:style-name="Index_20_Link" text:visited-style-name="Index_20_Link"><text:tab/>19</text:a></text:p>
          <text:p text:style-name="P96"><text:a xlink:type="simple" xlink:href="#__RefHeading___Toc1591_3730439388" text:style-name="Index_20_Link" text:visited-style-name="Index_20_Link"><text:span text:style-name="T115">Testing</text:span></text:a><text:a xlink:type="simple" xlink:href="#__RefHeading___Toc1591_3730439388" text:style-name="Index_20_Link" text:visited-style-name="Index_20_Link"><text:tab/>19</text:a></text:p>
          <text:p text:style-name="P96"><text:a xlink:type="simple" xlink:href="#__RefHeading___Toc1593_3730439388" text:style-name="Index_20_Link" text:visited-style-name="Index_20_Link"><text:span text:style-name="T115">Basic of security</text:span></text:a><text:a xlink:type="simple" xlink:href="#__RefHeading___Toc1593_3730439388" text:style-name="Index_20_Link" text:visited-style-name="Index_20_Link"><text:tab/>20</text:a></text:p>
        </text:index-body>
      </text:table-of-content>
      <text:h text:style-name="P99" text:outline-level="1"><text:soft-page-break/></text:h>
      <text:h text:style-name="P101" text:outline-level="1"><text:bookmark-start text:name="__RefHeading___Toc205_1199606601"/>Todo <text:bookmark-end text:name="__RefHeading___Toc205_1199606601"/></text:h>
      <text:list xml:id="list3732653759" text:style-name="L1">
        <text:list-item>
          <text:p text:style-name="P110"><text:span text:style-name="T87">search other pragmatic programer bookshelf → </text:span><text:a xlink:type="simple" xlink:href="https://pragprog.com/" text:style-name="Internet_20_link" text:visited-style-name="Visited_20_Internet_20_Link"><text:span text:style-name="T87">https://pragprog.com/</text:span></text:a></text:p>
        </text:list-item>
        <text:list-item>
          <text:p text:style-name="P111">pragmatic thinking</text:p>
        </text:list-item>
        <text:list-item>
          <text:p text:style-name="P112">Get in the habit of really looking and noticing your surroundings</text:p>
        </text:list-item>
        <text:list-item>
          <text:p text:style-name="P129"><text:span text:style-name="T39">I</text:span><text:span text:style-name="T30">EEE Software when good-enough software is best</text:span></text:p>
        </text:list-item>
        <text:list-item>
          <text:p text:style-name="P113">Critical thinking course</text:p>
        </text:list-item>
        <text:list-item>
          <text:p text:style-name="P130"><text:span text:style-name="T59">decoupling</text:span><text:span text:style-name="T58"> / </text:span><text:span text:style-name="T57">Orthogonality – </text:span><text:span text:style-name="T59">practical example discuss <text:line-break/></text:span><text:span text:style-name="T60">you can change the UI without affecting the database, and swap databases without changing the interface – how is this possible if the request for change includes business logic </text:span><text:span text:style-name="T61">on UI and DB </text:span><text:span text:style-name="T60"><text:s/></text:span></text:p>
        </text:list-item>
        <text:list-item>
          <text:p text:style-name="P135"><text:span text:style-name="T60">t</text:span><text:span text:style-name="T30">ools to track coupling and cohession </text:span><text:span text:style-name="T66">and other principles </text:span></text:p>
        </text:list-item>
        <text:list-item>
          <text:p text:style-name="P136"><text:span text:style-name="T66">U</text:span><text:span text:style-name="T30">ML diagrams as activity </text:span></text:p>
        </text:list-item>
      </text:list>
      <text:h text:style-name="P99" text:outline-level="1"/>
      <text:h text:style-name="P101" text:outline-level="1"><text:bookmark-start text:name="__RefHeading___Toc207_1199606601"/>Introduction<text:bookmark-end text:name="__RefHeading___Toc207_1199606601"/></text:h>
      <text:p text:style-name="P1">The more experienced the easier it is to forget what it is like to learn new concepts, to be a be<text:span text:style-name="T107">g</text:span>inner.</text:p>
      <text:p text:style-name="P1">Programmer who just want to be better</text:p>
      <text:p text:style-name="P1">It is your life. Remember of your power in code base, in your job, in your career.</text:p>
      <text:p text:style-name="P1">Programming is about trying to make the future less painful. It’s about making things easier for out teammates. It’s about getting things wrong and being able to bounce back. It’s about forming good habits. It’s about understanding your toolset. Coding is just of part of the wold of being a programmer.</text:p>
      <text:p text:style-name="P11">The process of becoming a better programmer doesn’t just happen because you know how to code, it must be met with intention and deliberate practice.</text:p>
      <text:p text:style-name="P2">Make it fun.</text:p>
      <text:p text:style-name="P3"><text:span text:style-name="T1">Pragmatic </text:span>– skilled in business – fit for use.</text:p>
      <text:p text:style-name="P4">Programming is a craft.</text:p>
      <text:p text:style-name="P5"><text:span text:style-name="T18">As a programmer you are part listener, part advisor, part intepreter and part dictator. You try to capture requirements find a way of expressing them so that machine can do them. Try to document your work so that others can understand it and you try to engineer your work so that others can build on it. What’s more, you try to do all this against the relentless ticking of the project clock. You work small miracles every day. </text:span><text:span text:style-name="T19">It is difficult job.</text:span></text:p>
      <text:p text:style-name="P6"><text:span text:style-name="T1">There are no easy answers.</text:span> There is no best solution, be it a tool. Language or an operating system. There can only be systems that are more appropriate in particular set of circumstances. <text:span text:style-name="T20">You should have a broad enough background and experience base to allow you to choose good solutions in particular situations.</text:span></text:p>
      <text:h text:style-name="Heading_20_2" text:outline-level="2"><text:bookmark-start text:name="__RefHeading___Toc209_1199606601"/>What Makes a Pragmatic Programmer<text:bookmark-end text:name="__RefHeading___Toc209_1199606601"/></text:h>
      <text:p text:style-name="P7">The environment will reflect the programmer’s individuality just as forcefully as his or her hobbies, clothing or haircut.</text:p>
      <text:p text:style-name="P7">Characteristics</text:p>
      <text:list xml:id="list1295604430" text:style-name="L2">
        <text:list-item>
          <text:p text:style-name="P137">early/fast adopter</text:p>
        </text:list-item>
        <text:list-item>
          <text:p text:style-name="P137">tend to ask questions</text:p>
        </text:list-item>
        <text:list-item>
          <text:p text:style-name="P137">try to understand the underlying nature of each problem you face. Have good feel for how difficult things are, and how long it will take it to implement.</text:p>
        </text:list-item>
        <text:list-item>
          <text:p text:style-name="P138">Care and think about my work</text:p>
        </text:list-item>
      </text:list>
      <text:h text:style-name="Heading_20_2" text:outline-level="2"><text:bookmark-start text:name="__RefHeading___Toc211_1199606601"/><text:soft-page-break/>Individual in large team <text:bookmark-end text:name="__RefHeading___Toc211_1199606601"/></text:h>
      <text:p text:style-name="P9"><text:span text:style-name="T22">Building software need discipline but b</text:span><text:span text:style-name="T21">elief in the individual contributions will make project successfully. <text:s/></text:span></text:p>
      <text:p text:style-name="P8">We who cut mere stones must always be envisioning catherdrals.</text:p>
      <text:h text:style-name="Heading_20_2" text:outline-level="2"><text:bookmark-start text:name="__RefHeading___Toc213_1199606601"/>It is continuous process<text:bookmark-end text:name="__RefHeading___Toc213_1199606601"/></text:h>
      <text:p text:style-name="P10"><text:span text:style-name="T23">Great lawns need small amount of daily care. </text:span><text:span text:style-name="T24">Continuously making many small </text:span><text:span text:style-name="T25">improvements</text:span><text:span text:style-name="T24">.<text:line-break/></text:span><text:span text:style-name="T25">Every day, refine the skills you have and add new to your repertoire.</text:span></text:p>
      <text:h text:style-name="P99" text:outline-level="1"/>
      <text:h text:style-name="P101" text:outline-level="1"><text:bookmark-start text:name="__RefHeading___Toc215_1199606601"/>A Pragmatic Philosophy<text:bookmark-end text:name="__RefHeading___Toc215_1199606601"/></text:h>
      <text:p text:style-name="P20"><text:span text:style-name="T88">It is your career your life you own it. <text:line-break/></text:span><text:span text:style-name="T76">Why can’t you change it ? - </text:span><text:span text:style-name="T77">you have control – </text:span><text:span text:style-name="T78">do not resit change.</text:span></text:p>
      <text:p text:style-name="P19"><text:span text:style-name="T29">Pragmatic programmer = </text:span><text:span text:style-name="T31">pragmatic thinking.</text:span></text:p>
      <text:h text:style-name="Heading_20_2" text:outline-level="2"><text:bookmark-start text:name="__RefHeading___Toc217_1199606601"/>Big picture<text:bookmark-end text:name="__RefHeading___Toc217_1199606601"/></text:h>
      <text:p text:style-name="P13"><text:span text:style-name="T26">Think beyond the immediate problem, placing it in its large context and seek out the bigger picture.<text:line-break/></text:span><text:span text:style-name="T28">Understanding the context in which you work it that it becomes easier to know just how good your software has to be. </text:span></text:p>
      <text:h text:style-name="Heading_20_2" text:outline-level="2"><text:bookmark-start text:name="__RefHeading___Toc219_1199606601"/>R<text:span text:style-name="T26">esponsibility</text:span><text:bookmark-end text:name="__RefHeading___Toc219_1199606601"/></text:h>
      <text:p text:style-name="P14"><text:span text:style-name="T26">Pragmatic programmer – take responsibility for everything they do </text:span><text:span text:style-name="T27">it also means that won’t sit idly and watch project fall apart. </text:span><text:span text:style-name="T79">This also mean being honest and direct, </text:span><text:span text:style-name="T80">because team needs to be able to trust and rely on you.</text:span></text:p>
      <text:p text:style-name="P15"><text:span text:style-name="T81">When taking responsibility – make a commitment to ensure that something is done right, event you don’t necessarily have all info and direct control over every aspect of it. <text:line-break/></text:span><text:span text:style-name="T82">Also don’t blame someone or something else, or make uo an excuse. It is for you to provide solution, not excuses, </text:span><text:span text:style-name="T83">so provide options (don’t make lame excuses)</text:span></text:p>
      <text:p text:style-name="P16"><text:span text:style-name="T84">Before explaining why something can’t be done talk to the rubber duck on your monitor, or the cat, Does your excuse sound reasonable or stupid, </text:span><text:span text:style-name="T85">instead of excuses provide options. </text:span></text:p>
      <text:p text:style-name="P23"><text:span text:style-name="T92">Before talking understand the needs interest and capabilities of you audience. </text:span><text:span text:style-name="T93">Don’t wait for questions: ask them. </text:span><text:span text:style-name="T94">Look at body language, facial expressions. </text:span><text:span text:style-name="T95">Plan what you want to say, write it done and reshape it.</text:span></text:p>
      <text:p text:style-name="P49">Encourage people to talk or restate the discussion in their own words.</text:p>
      <text:p text:style-name="P50">When you say I don’t know follow it up with but I’ll find out.</text:p>
      <text:h text:style-name="P105" text:outline-level="2"><text:bookmark-start text:name="__RefHeading___Toc221_1199606601"/><text:span text:style-name="T86">B</text:span>roken window<text:bookmark-end text:name="__RefHeading___Toc221_1199606601"/></text:h>
      <text:p text:style-name="P17"><text:span text:style-name="T33">Entropy is a term from physics that refers to the amount of disorder in a system. </text:span><text:span text:style-name="T34">There are many factors that can contribute to software rot. The most important is culture of work on a project. </text:span></text:p>
      <text:p text:style-name="P18"><text:span text:style-name="T35">What makes a diff, A one broken window → reinforces the idea that perhaps nothing can be fixed that no one cares. Don’t leave broken windows (bad designs, wrong decisions or poor code) unrepaired. Fix each one as soon as it is discovered. </text:span><text:span text:style-name="T37">If you find yourself working on a project with quite a few broken windows, it’s all too easy to slip into the mindset all the rest of this code is crap.</text:span></text:p>
      <text:p text:style-name="P18"><text:span text:style-name="T36">On existing problem don’t cause collateral damage just because there is some problem. One broken window is one too many.</text:span><text:span text:style-name="T34"> </text:span><text:span text:style-name="T32"><text:s/></text:span></text:p>
      <text:p text:style-name="P27"><text:soft-page-break/><text:span text:style-name="T32">B</text:span><text:span text:style-name="T30">e a catalyst for change, don’t be afraid to connect people and give some ideas <text:s/>- </text:span><text:span text:style-name="T38">keep an eye on the big picture. </text:span><text:span text:style-name="T39">Get in the habit of really looking and noticing your surroundings</text:span></text:p>
      <text:p text:style-name="P26"/>
      <text:h text:style-name="Heading_20_2" text:outline-level="2"><text:bookmark-start text:name="__RefHeading___Toc223_1199606601"/>Quality <text:bookmark-end text:name="__RefHeading___Toc223_1199606601"/></text:h>
      <text:p text:style-name="P28">The scope and quality of the system should be discussed as part of system requirements. Hard work is ruined if you don’t know when to stop,(<text:span text:style-name="T1">don’t make that painting become lost in the paint)</text:span></text:p>
      <text:p text:style-name="P29">Know you users.</text:p>
      <text:h text:style-name="Heading_20_2" text:outline-level="2"><text:bookmark-start text:name="__RefHeading___Toc225_1199606601"/>Learning<text:bookmark-end text:name="__RefHeading___Toc225_1199606601"/></text:h>
      <text:p text:style-name="P34">Learning is continuous and ongoing process.</text:p>
      <text:p text:style-name="P30">Your knowledge and experience are your most important day-to-day professional assets. <text:span text:style-name="T89">But knowledge becomes out of date as new techniques, languages and environments are developed.</text:span><text:span text:style-name="T90">As the value of your knowledge decline so douse your value to your company or client, so you must prevent this from happening. </text:span></text:p>
      <text:p text:style-name="P31">Make learning a habit.</text:p>
      <text:p text:style-name="P32">The more technologies you are comfortable with the better you will be able to adjust to change, <text:span text:style-name="T91">but do not pull all eggs in one basket</text:span></text:p>
      <text:p text:style-name="P21"><text:span text:style-name="T40">Regulary review and </text:span><text:span text:style-name="T41">rebalance</text:span></text:p>
      <text:p text:style-name="P22"><text:span text:style-name="T41">S</text:span><text:span text:style-name="T42">ome of the goals</text:span></text:p>
      <text:list xml:id="list2139735841" text:style-name="L3">
        <text:list-item>
          <text:p text:style-name="P115">1 programming language a year</text:p>
        </text:list-item>
        <text:list-item>
          <text:p text:style-name="P116">1 technology/book each month</text:p>
        </text:list-item>
        <text:list-item>
          <text:p text:style-name="P117">participate in meetups and conferences</text:p>
        </text:list-item>
        <text:list-item>
          <text:p text:style-name="P131"><text:span text:style-name="T43">stay current </text:span><text:span text:style-name="T44">(read news and posts on technology)</text:span></text:p>
        </text:list-item>
      </text:list>
      <text:p text:style-name="P47"><text:span text:style-name="T42">D</text:span><text:span text:style-name="T30">on’t forget to learn ideas and underlying concepts, </text:span><text:span text:style-name="T45">try to apply them to current project or real one (open source)</text:span></text:p>
      <text:p text:style-name="P48"><text:span text:style-name="T45">A</text:span><text:span text:style-name="T30">lso always have something to read in a dead moment (waiting for doctors..)</text:span></text:p>
      <text:p text:style-name="P33">Critical thinking </text:p>
      <text:list xml:id="list2762681970" text:style-name="L4">
        <text:list-item>
          <text:p text:style-name="P114">about what you learning</text:p>
        </text:list-item>
        <text:list-item>
          <text:p text:style-name="P114">beware of zealots who insist that their dogma is only answer</text:p>
        </text:list-item>
        <text:list-item>
          <text:p text:style-name="P114">ask why at least five times</text:p>
        </text:list-item>
        <text:list-item>
          <text:p text:style-name="P118">ask who does this benefit</text:p>
        </text:list-item>
        <text:list-item>
          <text:p text:style-name="P118">what’s the context</text:p>
        </text:list-item>
        <text:list-item>
          <text:p text:style-name="P119"><text:soft-page-break/>when or where would this work </text:p>
        </text:list-item>
        <text:list-item>
          <text:p text:style-name="P120">why is this a problem what is underlying model</text:p>
        </text:list-item>
      </text:list>
      <text:h text:style-name="P100" text:outline-level="1"/>
      <text:h text:style-name="P101" text:outline-level="1"><text:bookmark-start text:name="__DdeLink__863_820419261"/><text:bookmark-start text:name="__RefHeading___Toc227_1199606601"/><text:span text:style-name="T9">A </text:span><text:span text:style-name="T10">pragmatic approach</text:span><text:bookmark-end text:name="__DdeLink__863_820419261"/><text:bookmark-end text:name="__RefHeading___Toc227_1199606601"/></text:h>
      <text:p text:style-name="P40"/>
      <text:p text:style-name="P51"><text:span text:style-name="T2">Good deign </text:span><text:span text:style-name="T96">is design is easier to change than a bad design. Decoupling is good because by isolating concerns we make each easier to change. </text:span></text:p>
      <text:h text:style-name="Heading_20_2" text:outline-level="2"><text:bookmark-start text:name="__DdeLink__865_820419261"/><text:bookmark-start text:name="__RefHeading___Toc433_4276341201"/><text:span text:style-name="T98">S</text:span>ingle responsibility principle<text:bookmark-end text:name="__DdeLink__865_820419261"/><text:bookmark-end text:name="__RefHeading___Toc433_4276341201"/></text:h>
      <text:p text:style-name="P63"><text:span text:style-name="T2">Single responsibility principle </text:span><text:span text:style-name="T46">is based of good design because a change in requirements affect only one module/class/method.</text:span></text:p>
      <text:p text:style-name="P51"><text:span text:style-name="T2">Single responsibility principle is guide, helping you choose betw</text:span><text:span text:style-name="T3">e</text:span><text:span text:style-name="T2">en paths, </text:span><text:span text:style-name="T47">is should be floating your conscious thought, </text:span><text:span text:style-name="T48">ask yourself d</text:span><text:span text:style-name="T4">id the thing I just did make make the system easier or harder to change ? </text:span><text:span text:style-name="T49">Make sure that you write </text:span><text:span text:style-name="T50">replacible</text:span><text:span text:style-name="T49"> code.</text:span></text:p>
      <text:p text:style-name="P52"><text:span text:style-name="T49">K</text:span><text:span text:style-name="T30">nowledge (business cases /logic included) </text:span><text:span text:style-name="T51">it changes – often rapidly. </text:span></text:p>
      <text:h text:style-name="Heading_20_2" text:outline-level="2"><text:bookmark-start text:name="__DdeLink__867_820419261"/><text:bookmark-start text:name="__RefHeading___Toc435_4276341201"/><text:span text:style-name="T97">D</text:span>on’t repeat yourself<text:bookmark-end text:name="__DdeLink__867_820419261"/><text:bookmark-end text:name="__RefHeading___Toc435_4276341201"/></text:h>
      <text:p text:style-name="P41">People assume that maintenance begins when an app is release, that is it all about fixing bugs – these people are wrong. Programmers are constantly in maintenance mode it is routing part of the entire development process. </text:p>
      <text:p text:style-name="Text_20_body"><text:span text:style-name="T51">The problem is that is easy to duplicate knowledge so</text:span><text:span text:style-name="T5"> follow the DRY </text:span><text:span text:style-name="T51">(don’t repeat yourself) </text:span><text:span text:style-name="T5">principle when handling knowledge – </text:span><text:span text:style-name="T6">it has nothing to do with the coding</text:span><text:span text:style-name="T5">. </text:span><text:span text:style-name="T52">DRY is about the duplication of knowledge of intent</text:span><text:span text:style-name="T7">. Do not express the same thing in two different places, especially in totally different ways</text:span><text:span text:style-name="T52"> </text:span></text:p>
      <text:p text:style-name="P35">Not all code duplication is knowledge duplication.</text:p>
      <text:p text:style-name="P36">Watch for the comments – are they duplicating knowledge, <text:span text:style-name="T99">are they replacement for bad code.</text:span></text:p>
      <text:p text:style-name="P37">If you need to violate the DRY (or any other principle) try to localize the impact, <text:span text:style-name="T100">so that violation is not exposed to the outside world.</text:span></text:p>
      <text:p text:style-name="P38">Some of the tools to reduce duplication</text:p>
      <text:list xml:id="list1357240608" text:style-name="L5">
        <text:list-item>
          <text:p text:style-name="P121">OpenAPI</text:p>
        </text:list-item>
        <text:list-item>
          <text:p text:style-name="P121">generate code from DB schema (persistence frameworks)</text:p>
        </text:list-item>
        <text:list-item>
          <text:p text:style-name="P122">good communication inside the team</text:p>
        </text:list-item>
        <text:list-item>
          <text:p text:style-name="P122">central place in the code for utility </text:p>
        </text:list-item>
        <text:list-item>
          <text:p text:style-name="P122">read other peoples code (informally or during code reviews)</text:p>
        </text:list-item>
        <text:list-item>
          <text:p text:style-name="P122">make it easy to reuse</text:p>
        </text:list-item>
      </text:list>
      <text:h text:style-name="Heading_20_2" text:outline-level="2"><text:bookmark-start text:name="__DdeLink__869_820419261"/><text:bookmark-start text:name="__RefHeading___Toc437_4276341201"/><text:soft-page-break/>Decoupling<text:bookmark-end text:name="__DdeLink__869_820419261"/> <text:bookmark-end text:name="__RefHeading___Toc437_4276341201"/></text:h>
      <text:p text:style-name="P56">Independence or decoupling – if two or more things changed in one do not affect any of the others. DB code is orthogonal to the user interfaces.</text:p>
      <text:p text:style-name="P57">You do not want complex system where every change impacts all the other inputs, <text:span text:style-name="T101">when we have system like this there is no such thing as a local fix.</text:span></text:p>
      <text:p text:style-name="P58">Make components self-contained, independent and with a single, well-defined purpose. Do <text:span text:style-name="T102">not change component’s external interfaces. </text:span><text:span text:style-name="T103">At the end system should be composed of a set of cooperating modules each of which implements functionality independent of the others.</text:span></text:p>
      <text:p text:style-name="P59">Also you can organize components into layers, each one providing a level of abstraction (each layer uses only the abstraction provided by the layers below it)</text:p>
      <text:p text:style-name="P54">Ask: if I dramatically change the requirements behind a particular function, how many modules are affected ? <text:span text:style-name="T104">Answer should be one.</text:span></text:p>
      <text:p text:style-name="P39">Advice</text:p>
      <text:list xml:id="list237400001" text:style-name="L6">
        <text:list-item>
          <text:p text:style-name="P123">Be careful with 3-party toolkits and libraries – keep them isolated from you code.</text:p>
        </text:list-item>
        <text:list-item>
          <text:p text:style-name="P139"><text:span text:style-name="T53">S</text:span><text:span text:style-name="T30">hy modules, classes (don’t reveal anything)</text:span></text:p>
        </text:list-item>
        <text:list-item>
          <text:p text:style-name="P124">avoid global data</text:p>
        </text:list-item>
      </text:list>
      <text:p text:style-name="P60"><text:span text:style-name="T54">DRY – </text:span><text:span text:style-name="T55">minimize </text:span><text:span text:style-name="T54">duplication within a system, decoupling <text:line-break/></text:span><text:span text:style-name="T56">Decoupling </text:span><text:span text:style-name="T54">– minimize interdependency among the system’s components.</text:span></text:p>
      <text:h text:style-name="Heading_20_2" text:outline-level="2"><text:bookmark-start text:name="__DdeLink__871_820419261"/><text:bookmark-start text:name="__RefHeading___Toc439_4276341201"/><text:span text:style-name="T105">F</text:span>lexible Architecture<text:bookmark-end text:name="__DdeLink__871_820419261"/><text:bookmark-end text:name="__RefHeading___Toc439_4276341201"/></text:h>
      <text:p text:style-name="P61"><text:span text:style-name="T30">If you rely heavily on some fact, you can almost guarantee that it will change. With every critical decision future has fewer options. Critical decisions aren’t easily reversible (vendor DB.</text:span><text:span text:style-name="T1"> </text:span><text:span text:style-name="T30">Architectural pattern, deployment model), except at great expense.</text:span></text:p>
      <text:p text:style-name="P42">Strive to create flexible adaptable software use DRY, decoupling. External configuration. Hide third-party APIS behind your own abstraction layers. Break your code into components.</text:p>
      <text:p text:style-name="P42">Make critical decision with abstract layer on top of it. If you abstracted the idea of DB – to the point where is simply provides persistence as a service <text:s/>then you have the flexibility to change vendor. </text:p>
      <text:p text:style-name="P62"><text:span text:style-name="T62">Think about maintaining flexibility in the areas of the architecture, deployment and vendor </text:span><text:span text:style-name="T63">integration-</text:span></text:p>
      <text:p text:style-name="P62"><text:span text:style-name="T64">Look for the important requirements, the ones that define the system. Look for the areas where you have doubts, and where you see the biggest risks. Then prioritize so that these are the first areas you code.</text:span><text:span text:style-name="T62"> </text:span></text:p>
      <text:p text:style-name="P43">Prototype the architecture</text:p>
      <text:list xml:id="list3928475399" text:style-name="L7">
        <text:list-item>
          <text:p text:style-name="P125">how the app as whole hands together (all integration, communications..) </text:p>
        </text:list-item>
        <text:list-item>
          <text:p text:style-name="P125">skeleton on which to hang code</text:p>
        </text:list-item>
        <text:list-item>
          <text:p text:style-name="P125"><text:soft-page-break/>can be unsuccessful, so you will need to create one more </text:p>
        </text:list-item>
        <text:list-item>
          <text:p text:style-name="P140"><text:span text:style-name="T65">m</text:span><text:span text:style-name="T30">ake sure that everyone understands that you are writing disposable code</text:span></text:p>
        </text:list-item>
      </text:list>
      <text:h text:style-name="Heading_20_2" text:outline-level="2"><text:bookmark-start text:name="__RefHeading___Toc441_4276341201"/>Estimating<text:span text:style-name="T42">nology/book each month</text:span><text:bookmark-end text:name="__RefHeading___Toc441_4276341201"/></text:h>
      <table:table table:name="Table1" table:style-name="Table1">
        <table:table-column table:style-name="Table1.A"/>
        <table:table-column table:style-name="Table1.B"/>
        <table:table-row table:style-name="TableLine94277433015440">
          <table:table-cell table:style-name="Table1.A1" office:value-type="string">
            <text:p text:style-name="P93">Duration</text:p>
          </table:table-cell>
          <table:table-cell table:style-name="Table1.A1" office:value-type="string">
            <text:p text:style-name="P93">Answer in</text:p>
          </table:table-cell>
        </table:table-row>
        <table:table-row table:style-name="TableLine94277432739728">
          <table:table-cell table:style-name="Table1.A1" office:value-type="string">
            <text:p text:style-name="P93">1 – 15 days</text:p>
          </table:table-cell>
          <table:table-cell table:style-name="Table1.A1" office:value-type="string">
            <text:p text:style-name="P93">Days</text:p>
          </table:table-cell>
        </table:table-row>
        <table:table-row table:style-name="TableLine94277432741312">
          <table:table-cell table:style-name="Table1.A1" office:value-type="string">
            <text:p text:style-name="P93">3 – 6 weeks</text:p>
          </table:table-cell>
          <table:table-cell table:style-name="Table1.A1" office:value-type="string">
            <text:p text:style-name="P93">Weeks</text:p>
          </table:table-cell>
        </table:table-row>
        <table:table-row table:style-name="TableLine94277432743344">
          <table:table-cell table:style-name="Table1.A1" office:value-type="string">
            <text:p text:style-name="P93">8 – 20 weeks</text:p>
          </table:table-cell>
          <table:table-cell table:style-name="Table1.A1" office:value-type="string">
            <text:p text:style-name="P93">Months</text:p>
          </table:table-cell>
        </table:table-row>
        <table:table-row table:style-name="TableLine94277432750144">
          <table:table-cell table:style-name="Table1.A1" office:value-type="string">
            <text:p text:style-name="P93">20 + weeks</text:p>
          </table:table-cell>
          <table:table-cell table:style-name="Table1.A1" office:value-type="string">
            <text:p text:style-name="P93">Think hard</text:p>
          </table:table-cell>
        </table:table-row>
      </table:table>
      <text:p text:style-name="P53"/>
      <text:list xml:id="list2394023405" text:style-name="L8">
        <text:list-item>
          <text:p text:style-name="P126">ask someone who’s already done it</text:p>
        </text:list-item>
        <text:list-item>
          <text:p text:style-name="P126">understand requirements (ask question, is domain define, think about the scope)</text:p>
        </text:list-item>
        <text:list-item>
          <text:p text:style-name="P126">build a model of the system and the request (mental, on paper)</text:p>
        </text:list-item>
        <text:list-item>
          <text:p text:style-name="P141"><text:span text:style-name="T67">break a model into components and assign the </text:span><text:span text:style-name="T68">time</text:span><text:span text:style-name="T67"> on each</text:span></text:p>
        </text:list-item>
        <text:list-item>
          <text:p text:style-name="P126">keep track of model and its ideas</text:p>
        </text:list-item>
        <text:list-item>
          <text:p text:style-name="P142"><text:span text:style-name="T30">use range </text:span><text:span text:style-name="T69">(optimistic, a most likely, and a pessimistic estimate.)</text:span></text:p>
        </text:list-item>
        <text:list-item>
          <text:p text:style-name="P143"><text:span text:style-name="T69">i</text:span><text:span text:style-name="T30">t is ok to say I’ll get back to you</text:span></text:p>
          <text:p text:style-name="P126"/>
        </text:list-item>
      </text:list>
      <text:p text:style-name="P64"><text:span text:style-name="T8">E</text:span><text:span text:style-name="T1">xamples:</text:span></text:p>
      <text:list xml:id="list943276181" text:style-name="L9">
        <text:list-item>
          <text:p text:style-name="P127">Assuming there are no traffic accidents and there’s gas in the car, I should be there in 20 minutes</text:p>
        </text:list-item>
        <text:list-item>
          <text:p text:style-name="P144"><text:span text:style-name="T67">Well, if everything goes right, and this paint has the coverage they claim, it might be as few as 10 hours. But that’s unlikely: </text:span><text:span text:style-name="T68">I</text:span><text:span text:style-name="T67">’d guess a more realistic figure is closer to 18 hours. And, of course, if the weather turns bad, that could push it out to 30 or more.</text:span></text:p>
        </text:list-item>
      </text:list>
      <text:h text:style-name="P100" text:outline-level="1"/>
      <text:h text:style-name="P103" text:outline-level="1"><text:bookmark-start text:name="__RefHeading___Toc749_564055342"/><text:span text:style-name="T106">T</text:span>he Basic Tools<text:bookmark-end text:name="__RefHeading___Toc749_564055342"/></text:h>
      <text:p text:style-name="Text_20_body"><text:line-break/><text:span text:style-name="T108">The better your tools, the better you know to use them the more productive you can be. Start with a basic set of generally applicable tools, as gain experience and as you come across special requirements you will add more tools. </text:span></text:p>
      <text:p text:style-name="Text_20_body">Always look ut for the better ways of doing things.</text:p>
      <text:p text:style-name="Text_20_body"/>
      <text:p text:style-name="Text_20_body"><text:span text:style-name="T1">Plain Text</text:span> <text:span text:style-name="T109">HTML, JSON, YMAL, </text:span><text:span text:style-name="T12">diagrams</text:span><text:span text:style-name="T109"> also </text:span><text:span text:style-name="T110">and editors for it, including word… </text:span>Text manipulation (awk, sed...)</text:p>
      <text:p text:style-name="Text_20_body">A benefit of GUIs is what you see is what you get. The disadvantage is <text:s/>what you see is all you get, <text:span text:style-name="T110">s</text:span><text:span text:style-name="T70">o learn </text:span><text:span text:style-name="T11">Shell</text:span></text:p>
      <text:p text:style-name="Text_20_body"><text:span text:style-name="T30">Learn</text:span><text:span text:style-name="T1"> </text:span><text:span text:style-name="T11">V</text:span><text:span text:style-name="T1">ersion control </text:span><text:span text:style-name="T30">because you always go back to previous version of your software.</text:span></text:p>
      <text:p text:style-name="Text_20_body"><text:span text:style-name="T30">Learn </text:span><text:span text:style-name="T1">to debug. </text:span><text:span text:style-name="T30">Embrace the fact that debugging is just problem solving, and attack it as such. </text:span><text:span text:style-name="T71">(Don’t assume it – prove it → the bug).</text:span></text:p>
      <text:p text:style-name="Text_20_body"><text:span text:style-name="T72">K</text:span><text:span text:style-name="T71">eep an </text:span><text:span text:style-name="T13">engineering daybook</text:span><text:span text:style-name="T71">, a kind of journal in which they recorded what they did, things they’d</text:span></text:p>
      <text:p text:style-name="P44">learned, sketches of ideas, readings from meters: basically anything to do with their work</text:p>
      <text:h text:style-name="P104" text:outline-level="1"><text:bookmark-start text:name="__RefHeading___Toc747_1123195720"/>Pragmatic paranoia<text:bookmark-end text:name="__RefHeading___Toc747_1123195720"/></text:h>
      <text:h text:style-name="P105" text:outline-level="2"><text:bookmark-start text:name="__RefHeading___Toc1552_1576257306"/>You can’t write perfect software<text:bookmark-end text:name="__RefHeading___Toc1552_1576257306"/></text:h>
      <text:p text:style-name="P45">Because perfect software doesn’t exist. No one in the brief history of computing has ever written a piece of perfect software. It’s unlikely that you’ll be the first. And unless you accept this as a fact, you’ll end up wasting time and energy chasing an impossible dream.</text:p>
      <text:h text:style-name="P106" text:outline-level="2"><text:bookmark-start text:name="__RefHeading___Toc1554_1576257306"/><text:span text:style-name="T14">D</text:span><text:span text:style-name="T1">esign by Contract </text:span><text:bookmark-end text:name="__RefHeading___Toc1554_1576257306"/></text:h>
      <text:p text:style-name="Standard">focuses on documenting (and agreeing to) the rights and responsibilities of software modules to ensure program correctness. Every function and method in a software system does something. Before it starts that something <text:span text:style-name="T111">define</text:span></text:p>
      <text:list xml:id="list1070010165" text:style-name="L10">
        <text:list-item>
          <text:p text:style-name="P128">preconditions: state of the world, </text:p>
        </text:list-item>
        <text:list-item>
          <text:p text:style-name="P128">postcodnitions: what the routine is guaranteed to do </text:p>
        </text:list-item>
        <text:list-item>
          <text:p text:style-name="P145"><text:span text:style-name="T30">invariations: </text:span><text:span text:style-name="T73">change in the state of the object ss</text:span></text:p>
        </text:list-item>
      </text:list>
      <text:p text:style-name="P46">If all predconditions are met the method/function guarantee all postconditions and invariants. If predconditinos are not meet then a function might exception raise or terminate programm.</text:p>
      <text:p text:style-name="P46">Take a look at Elfel for design by contract and Clojure for preconditions and postcodntions.</text:p>
      <text:p text:style-name="P55">Be strict in what you will accept before you begin and promisse as little as possible in return</text:p>
      <text:h text:style-name="Heading_20_2" text:outline-level="2"><text:bookmark-start text:name="__RefHeading___Toc1556_1576257306"/>Resources<text:bookmark-end text:name="__RefHeading___Toc1556_1576257306"/></text:h>
      <text:p text:style-name="P65">Function or object that allocates a resource should be responsible for dellocating it.</text:p>
      <text:p text:style-name="P66">Dellocate resources in the opposite order to that in which you allocate them.</text:p>
      <text:h text:style-name="P107" text:outline-level="2"><text:bookmark-start text:name="__RefHeading___Toc1558_1576257306"/>Take small steps<text:bookmark-end text:name="__RefHeading___Toc1558_1576257306"/></text:h>
      <text:p text:style-name="Standard"><text:span text:style-name="T74">Take small deliberate steps, checking for feedback (unit test, deom, converstation)</text:span> </text:p>
      <text:p text:style-name="Standard"/>
      <text:h text:style-name="P98" text:outline-level="1"/>
      <text:h text:style-name="P101" text:outline-level="1"><text:bookmark-start text:name="__RefHeading___Toc1560_1576257306"/>Bend or Break<text:bookmark-end text:name="__RefHeading___Toc1560_1576257306"/></text:h>
      <text:h text:style-name="Heading_20_2" text:outline-level="2"><text:bookmark-start text:name="__RefHeading___Toc1562_1576257306"/>Coupling<text:bookmark-end text:name="__RefHeading___Toc1562_1576257306"/></text:h>
      <text:p text:style-name="P74">Coupling is the enemy of change because it links things that must change in parallel. This makes change more difficult: you spend time tracking down all the parts that need change or spend time wondering why things broke when you changed “just one thing”</text:p>
      <text:p text:style-name="P67"><text:span text:style-name="T112">Decoupled code is easier to change. So one way to look at this is to think about </text:span><text:span text:style-name="T16">responsibilities</text:span><text:span text:style-name="T112">.</text:span></text:p>
      <text:h text:style-name="P108" text:outline-level="2"><text:bookmark-start text:name="__RefHeading___Toc1564_1576257306"/><text:span text:style-name="T15">Tell don’t ask TDA</text:span><text:span text:style-name="T113"> </text:span><text:bookmark-end text:name="__RefHeading___Toc1564_1576257306"/></text:h>
      <text:p text:style-name="P75">Yous shouldn’t make decisions based on internal state of an object and then update that object.</text:p>
      <text:p text:style-name="P73"><text:span text:style-name="T113"><text:line-break/></text:span><text:span text:style-name="T114">R</text:span><text:span text:style-name="T113">ather than asking an object for data and acting on that data, we should instead tell an object what to do.</text:span></text:p>
      <text:p text:style-name="P68"><text:span text:style-name="T113"><text:line-break/></text:span>Asking the object about its state, and then calling methods on that object based on decisions made outside of the object, means that the object is now a leaky abstraction; some of its behavior is located <text:span text:style-name="Emphasis">outside</text:span> of the object, and internal state is exposed (perhaps unnecessarily) to the outside world.<text:line-break/></text:p>
      <text:p text:style-name="P69"><text:span text:style-name="T113">It is easier to stay out of this trap if you start by designing classes based on their responsibilities; you can then progress naturally to specifying commands that the class may execute, as opposed to queries that inform you as to the state of the object.<text:line-break/><text:line-break/></text:span><text:span text:style-name="T145">Y</text:span><text:span text:style-name="T146">ou should not expose member state for others to reason about, </text:span><text:span text:style-name="Emphasis"><text:span text:style-name="T146">if you could reason about it yourself</text:span></text:span></text:p>
      <text:h text:style-name="Heading_20_2" text:outline-level="2"><text:bookmark-start text:name="__RefHeading___Toc1566_1576257306"/><text:span text:style-name="Emphasis"><text:span text:style-name="T115">Don’t Chain method Calls<text:line-break/></text:span></text:span><text:bookmark-end text:name="__RefHeading___Toc1566_1576257306"/></text:h>
      <text:p text:style-name="P70"><text:span text:style-name="Emphasis"><text:span text:style-name="T162"># This is pretty poor style<text:line-break/>amount = customer.orders.last().totals().amount;<text:line-break/># and so is this…<text:line-break/>orders = customer.orders;<text:line-break/>last = orders.last();<text:line-break/>totals = last.totals();<text:line-break/>amount = totals.amount;<text:line-break/><text:line-break/></text:span></text:span><text:span text:style-name="Emphasis"><text:span text:style-name="T163">Compose functions into </text:span></text:span><text:span text:style-name="Emphasis"><text:span text:style-name="T143">pi</text:span></text:span><text:span text:style-name="Emphasis"><text:span text:style-name="T144">p</text:span></text:span><text:span text:style-name="Emphasis"><text:span text:style-name="T143">elines</text:span></text:span><text:span text:style-name="Emphasis"><text:span text:style-name="T163">. These pipelines transform data, passing it from one function to the next. </text:span></text:span><text:span text:style-name="Emphasis"><text:span text:style-name="T164">Coupling is in the format of the data returned by function (easier to change that .)<text:line-break/></text:span></text:span><text:soft-page-break/><text:span text:style-name="Emphasis"><text:span text:style-name="T164"><text:line-break/>Thinking of code as a series of (nested) transformations.</text:span></text:span></text:p>
      <text:h text:style-name="Heading_20_2" text:outline-level="2"><text:bookmark-start text:name="__RefHeading___Toc1568_1576257306"/><text:span text:style-name="Emphasis"><text:span text:style-name="T140">D</text:span></text:span><text:span text:style-name="Emphasis"><text:span text:style-name="T139">on’t have global </text:span></text:span><text:span text:style-name="Emphasis"><text:span text:style-name="T141">accessible data</text:span></text:span><text:bookmark-end text:name="__RefHeading___Toc1568_1576257306"/></text:h>
      <text:p text:style-name="P72"><text:span text:style-name="Emphasis"><text:span text:style-name="T141"><text:line-break/></text:span></text:span><text:span text:style-name="Emphasis"><text:span text:style-name="T165">if it’s important to be global wrap it an API </text:span></text:span></text:p>
      <text:h text:style-name="Heading_20_2" text:outline-level="2"><text:bookmark-start text:name="__RefHeading___Toc1570_1576257306"/><text:span text:style-name="Emphasis"><text:span text:style-name="T115">Events</text:span></text:span><text:bookmark-end text:name="__RefHeading___Toc1570_1576257306"/></text:h>
      <text:p text:style-name="P71"><text:span text:style-name="Emphasis"><text:span text:style-name="T142"><text:line-break/></text:span></text:span><text:span text:style-name="Emphasis"><text:span text:style-name="T166">Application that respond to event and adjust what they do based on those events will work better in real world. <text:line-break/></text:span></text:span><text:span text:style-name="Emphasis"><text:span text:style-name="T167">Strategies: Finite State Machines, The Observer Pattern, Publish/Subscribe, Reactive Programming and Streams</text:span></text:span></text:p>
      <text:h text:style-name="Heading_20_2" text:outline-level="2"><text:bookmark-start text:name="__RefHeading___Toc1205_3585079377"/><text:span text:style-name="Emphasis"><text:span text:style-name="T151">I</text:span></text:span><text:span text:style-name="Emphasis"><text:span text:style-name="T152">nheritance </text:span></text:span><text:span text:style-name="Emphasis"><text:span text:style-name="T151">is bad</text:span></text:span><text:bookmark-end text:name="__RefHeading___Toc1205_3585079377"/></text:h>
      <text:p text:style-name="P70"><text:span text:style-name="Emphasis"><text:span text:style-name="T167">Not only is the child class coupled to the parent, the parent’s parent, and so on, but the code that uses the child is also coupled to all the ancestors.<text:line-break/><text:line-break/></text:span></text:span><text:span text:style-name="Emphasis"><text:span text:style-name="T147">Use interfaces</text:span></text:span><text:span text:style-name="Emphasis"><text:span text:style-name="T168">. </text:span></text:span><text:span text:style-name="Emphasis"><text:span text:style-name="T169">(allow you to specify that a class implementsone or more sets of behaviors. Drivable, Locatable</text:span></text:span><text:span text:style-name="Emphasis"><text:span text:style-name="T170">) →</text:span></text:span><text:span text:style-name="Emphasis"><text:span text:style-name="T171"> you have polymorphism without inheritance. </text:span></text:span><text:span text:style-name="Emphasis"><text:span text:style-name="T172">TODO how name interfaces<text:line-break/><text:line-break/></text:span></text:span><text:span text:style-name="Emphasis"><text:span text:style-name="T174">Favor </text:span></text:span><text:span text:style-name="Emphasis"><text:span text:style-name="T173">Composition</text:span></text:span></text:p>
      <text:h text:style-name="Heading_20_2" text:outline-level="2"><text:bookmark-start text:name="__RefHeading___Toc1572_1576257306"/><text:span text:style-name="Emphasis"><text:span text:style-name="T150">Parameterize </text:span></text:span><text:span text:style-name="Emphasis"><text:span text:style-name="T148">app using external configuration. </text:span></text:span><text:bookmark-end text:name="__RefHeading___Toc1572_1576257306"/></text:h>
      <text:p text:style-name="P70"><text:span text:style-name="Emphasis"><text:span text:style-name="T176"><text:line-break/>Configure: credentials for external services (DB, API), Logging, env specific validation parameters, env paramer, formatting, <text:s/>(Anything that you know will have to change that you can express outside main body of code – put it onto configuration bucket.) <text:line-break/><text:line-break/></text:span></text:span><text:span text:style-name="Emphasis"><text:span text:style-name="T177">Can have config: static (file) or as service (behind a API)</text:span></text:span><text:span text:style-name="Emphasis"><text:span text:style-name="T175"><text:line-break/></text:span></text:span></text:p>
      <text:list xml:id="list2546619181" text:style-name="L11">
        <text:list-header>
          <text:p text:style-name="P146"><text:span text:style-name="Emphasis"><text:span text:style-name="T175"/></text:span></text:p>
        </text:list-header>
      </text:list>
      <text:h text:style-name="P102" text:outline-level="1"><text:bookmark-start text:name="__RefHeading___Toc1574_1576257306"/><text:span text:style-name="Emphasis"><text:span text:style-name="T148">Concurren</text:span></text:span><text:span text:style-name="Emphasis"><text:span text:style-name="T149">cy</text:span></text:span><text:bookmark-end text:name="__RefHeading___Toc1574_1576257306"/></text:h>
      <text:p text:style-name="Text_20_body"><text:span text:style-name="Emphasis"><text:span text:style-name="T17"/></text:span></text:p>
      <text:p text:style-name="Text_20_body"><text:span text:style-name="Emphasis"><text:span text:style-name="T17">C</text:span></text:span><text:span text:style-name="Emphasis"><text:span text:style-name="T153">oncurrency</text:span></text:span><text:span text:style-name="Emphasis"><text:span text:style-name="T178"> is when the execution of two or more pieces of code act as if they run at the same time </text:span></text:span><text:span text:style-name="Emphasis"><text:span text:style-name="T180">(threads and processes)</text:span></text:span><text:span text:style-name="Emphasis"><text:span text:style-name="T178">. </text:span></text:span><text:span text:style-name="Emphasis"><text:span text:style-name="T153">Parallelism</text:span></text:span><text:span text:style-name="Emphasis"><text:span text:style-name="T178"> is when they do run at the same time </text:span></text:span><text:span text:style-name="Emphasis"><text:span text:style-name="T179">(multiple cores in CPU). </text:span></text:span><text:span text:style-name="Emphasis"><text:span text:style-name="T184">Concurrency is a software mechanism and parallelism is a hardware concern.</text:span></text:span></text:p>
      <text:h text:style-name="Heading_20_2" text:outline-level="2"><text:bookmark-start text:name="__RefHeading___Toc1224_797189752"/><text:span text:style-name="Emphasis"><text:span text:style-name="T154">Temporal coupling</text:span></text:span><text:span text:style-name="Emphasis"><text:span text:style-name="T196"> </text:span></text:span><text:bookmark-end text:name="__RefHeading___Toc1224_797189752"/></text:h>
      <text:p text:style-name="P76"><text:span text:style-name="Emphasis"><text:span text:style-name="T154">Time</text:span></text:span><text:span text:style-name="Emphasis"><text:span text:style-name="T181"> is important aspect in software architecture. </text:span></text:span></text:p>
      <text:list xml:id="list1227751971" text:style-name="L12">
        <text:list-item>
          <text:p text:style-name="P147"><text:span text:style-name="Emphasis"><text:span text:style-name="T182">Things happening at the same time</text:span></text:span></text:p>
        </text:list-item>
        <text:list-item>
          <text:p text:style-name="P147"><text:span text:style-name="Emphasis"><text:span text:style-name="T181">ordering </text:span></text:span><text:span text:style-name="Emphasis"><text:span text:style-name="T182">(</text:span></text:span><text:span text:style-name="Emphasis"><text:span text:style-name="T181">Code impose a sequence of things that is required to solve the problem. Do you depend ot the “tick” coming before “tock”</text:span></text:span><text:span text:style-name="Emphasis"><text:span text:style-name="T182">)</text:span></text:span></text:p>
        </text:list-item>
      </text:list>
      <text:p text:style-name="P77"><text:span text:style-name="Emphasis"><text:span text:style-name="T155">Activity diagram – </text:span></text:span><text:span text:style-name="Emphasis"><text:span text:style-name="T182">analyze the application workflows as a part of the design (What can happen at the same time, what must happen in a strict order) </text:span></text:span><text:span text:style-name="Emphasis"><text:span text:style-name="T183">Exa</text:span></text:span><text:a xlink:type="simple" xlink:href="https://www.visual-paradigm.com/guide/uml-unified-modeling-language/what-is-activity-diagram/" text:style-name="Internet_20_link" text:visited-style-name="Visited_20_Internet_20_Link"><text:span text:style-name="Emphasis"><text:span text:style-name="T183">https://www.visual-paradigm.com/guide/uml-unified-modeling-language/what-is-activity-diagram/</text:span></text:span></text:a><text:span text:style-name="Emphasis"><text:span text:style-name="T183">mple: </text:span></text:span></text:p>
      <text:h text:style-name="Heading_20_2" text:outline-level="2"><text:bookmark-start text:name="__RefHeading___Toc1226_797189752"/><text:span text:style-name="Emphasis"><text:span text:style-name="T115">Shared state is incorrect state</text:span></text:span><text:bookmark-end text:name="__RefHeading___Toc1226_797189752"/></text:h>
      <text:p text:style-name="P79"><text:span text:style-name="Emphasis"><text:span text:style-name="T185">Whenever two or more instances of your code can access some resource </text:span></text:span><text:span text:style-name="Emphasis"><text:span text:style-name="T188">(files, databases, external services)</text:span></text:span><text:span text:style-name="Emphasis"><text:span text:style-name="T185"> at the same time, you’re <text:s/></text:span></text:span><text:span text:style-name="Emphasis"><text:span text:style-name="T187">l</text:span></text:span><text:span text:style-name="Emphasis"><text:span text:style-name="T185">ooking at a potential problem. </text:span></text:span></text:p>
      <text:list xml:id="list684841362" text:style-name="L13">
        <text:list-item>
          <text:p text:style-name="P148"><text:span text:style-name="Emphasis"><text:span text:style-name="T185">A semaphore is simply a thing that only one person can own at a time.</text:span></text:span></text:p>
        </text:list-item>
        <text:list-item>
          <text:p text:style-name="P148"><text:span text:style-name="Emphasis"><text:span text:style-name="T186">Make a resource transactional</text:span></text:span></text:p>
        </text:list-item>
        <text:list-item>
          <text:p text:style-name="P149"><text:span text:style-name="Emphasis"><text:span text:style-name="T189">exclusive access: (mutual exclusion) monitors, semaphores </text:span></text:span></text:p>
        </text:list-item>
      </text:list>
      <text:p text:style-name="P78"><text:span text:style-name="Emphasis"><text:span text:style-name="T189">functional languages, with their tendency to make all data immutable, make concurrency simpler. However, they still face the same challenges, because at some point they are forced to step into the real, mutable world.</text:span></text:span></text:p>
      <text:h text:style-name="Heading_20_2" text:outline-level="2"><text:bookmark-start text:name="__RefHeading___Toc1228_797189752"/><text:span text:style-name="Emphasis"><text:span text:style-name="T115">Actors and Processes</text:span></text:span><text:bookmark-end text:name="__RefHeading___Toc1228_797189752"/></text:h>
      <text:p text:style-name="P80"><text:span text:style-name="Emphasis"><text:span text:style-name="T116">Actor is an independent virtual processor with its own local private state, has mailbox. When a message appears in it, it processes the message. When processing a msg can create other actors send messages to it. </text:span></text:span></text:p>
      <text:p text:style-name="P80"><text:span text:style-name="Emphasis"><text:span text:style-name="T118">There is no scheduling what happens next or orchestration.</text:span></text:span></text:p>
      <text:p text:style-name="P80"><text:span text:style-name="Emphasis"><text:span text:style-name="T118">State is in the messages and in the local private state of each actor.</text:span></text:span></text:p>
      <text:p text:style-name="P80"><text:span text:style-name="Emphasis"><text:span text:style-name="T118">All messages are one was, (no replying) if you want an actor to return a response create new msg and send it to sender)</text:span></text:span></text:p>
      <text:p text:style-name="P81"><text:span text:style-name="Emphasis"><text:span text:style-name="T119">Actor processes each message one at the time.</text:span></text:span></text:p>
      <text:p text:style-name="P80"><text:soft-page-break/><text:span text:style-name="Emphasis"><text:span text:style-name="T117">Process is a general purpose virtual processor implemented in OS.</text:span></text:span></text:p>
      <text:p text:style-name="P80"><text:span text:style-name="Emphasis"><text:span text:style-name="T117">The actor model adopts the philosophy that everything is an actor. This is similar to the everything is an </text:span></text:span><text:span text:style-name="Emphasis"><text:span text:style-name="T120">OOP </text:span></text:span></text:p>
      <text:p text:style-name="P82"><text:span text:style-name="Emphasis"><text:span text:style-name="T121">More Info: </text:span></text:span><text:a xlink:type="simple" xlink:href="https://en.wikipedia.org/wiki/Actor_model" text:style-name="Internet_20_link" text:visited-style-name="Visited_20_Internet_20_Link"><text:span text:style-name="Emphasis"><text:span text:style-name="T121">https://en.wikipedia.org/wiki/Actor_model</text:span></text:span></text:a><text:span text:style-name="Emphasis"><text:span text:style-name="T121">, </text:span></text:span><text:a xlink:type="simple" xlink:href="https://www.brianstorti.com/the-actor-model/" text:style-name="Internet_20_link" text:visited-style-name="Visited_20_Internet_20_Link"><text:span text:style-name="Emphasis"><text:span text:style-name="T121">https://www.brianstorti.com/the-actor-model/</text:span></text:span></text:a></text:p>
      <text:p text:style-name="P83"><text:span text:style-name="Emphasis"><text:span text:style-name="T122">No need to write any code to handle concurrency as there is no shared state. </text:span></text:span><text:span text:style-name="Emphasis"><text:span text:style-name="T123">The Erlang language and runtime are examples of an actor implementation. </text:span></text:span><text:span text:style-name="Emphasis"><text:span text:style-name="T124">(Actors are called processes, </text:span></text:span><text:span text:style-name="Emphasis"><text:span text:style-name="T125">also has supervision system</text:span></text:span><text:span text:style-name="Emphasis"><text:span text:style-name="T124">)</text:span></text:span></text:p>
      <text:h text:style-name="Heading_20_2" text:outline-level="2"><text:bookmark-start text:name="__RefHeading___Toc1230_797189752"/><text:span text:style-name="Emphasis"><text:span text:style-name="T138">Blackboards</text:span></text:span><text:bookmark-end text:name="__RefHeading___Toc1230_797189752"/></text:h>
      <text:p text:style-name="P84"><text:span text:style-name="Emphasis"><text:span text:style-name="T190">Form or laissez faire concurrency. </text:span></text:span></text:p>
      <text:p text:style-name="P86"><text:span text:style-name="Emphasis"><text:span text:style-name="T192">Board whit shared state (object) has contoller modules that ass for access.</text:span></text:span></text:p>
      <text:p text:style-name="P85"><text:span text:style-name="Emphasis"><text:span text:style-name="T191">More info: <text:s/></text:span></text:span><text:a xlink:type="simple" xlink:href="https://en.wikipedia.org/wiki/Tuple_space" text:style-name="Internet_20_link" text:visited-style-name="Visited_20_Internet_20_Link"><text:span text:style-name="Emphasis"><text:span text:style-name="T191">https://en.wikipedia.org/wiki/Tuple_space</text:span></text:span></text:a></text:p>
      <text:h text:style-name="P98" text:outline-level="1"><text:span text:style-name="Emphasis"><text:span text:style-name="T115"/></text:span></text:h>
      <text:h text:style-name="P101" text:outline-level="1"><text:bookmark-start text:name="__RefHeading___Toc1232_797189752"/><text:span text:style-name="Emphasis"><text:span text:style-name="T115">While You are Coding</text:span></text:span><text:bookmark-end text:name="__RefHeading___Toc1232_797189752"/></text:h>
      <text:p text:style-name="P24"><text:span text:style-name="Emphasis"><text:span text:style-name="T126">Working on problems :</text:span></text:span></text:p>
      <text:list xml:id="list1980137389" text:style-name="L14">
        <text:list-item>
          <text:p text:style-name="P132"><text:span text:style-name="Emphasis"><text:span text:style-name="T126">stop, take a break, have a walk, have a lunch, chat with someone, sleep on it</text:span></text:span></text:p>
        </text:list-item>
        <text:list-item>
          <text:p text:style-name="P132"><text:span text:style-name="Emphasis"><text:span text:style-name="T126">externalize the issue: write it on paper, make doodles about the code, explain it to coworker</text:span></text:span></text:p>
        </text:list-item>
        <text:list-item>
          <text:p text:style-name="P132"><text:span text:style-name="Emphasis"><text:span text:style-name="T126">play time: prototyping → tell yourself you need to prototype something </text:span></text:span><text:span text:style-name="Emphasis"><text:span text:style-name="T127">(its mean to fail)</text:span></text:span></text:p>
        </text:list-item>
      </text:list>
      <text:p text:style-name="P24"><text:span text:style-name="Emphasis"><text:span text:style-name="T127"/></text:span></text:p>
      <text:p text:style-name="P24"><text:span text:style-name="Emphasis"><text:span text:style-name="T127">As developers, we also work in minefields. There are hundreds of traps waiting to catch us each day. Remembering the soldier’s tale, we should be wary of drawing false conclusions. We should avoid programming by coincidence—relying on luck and accidental successes—in favor of programming deliberately</text:span></text:span></text:p>
      <text:p text:style-name="P25"><text:span text:style-name="Emphasis"><text:span text:style-name="T128">Bugs</text:span></text:span></text:p>
      <text:list xml:id="list3972581825" text:style-name="L15">
        <text:list-item>
          <text:p text:style-name="P133"><text:span text:style-name="Emphasis"><text:span text:style-name="T128">Should not fix the bug if you don’t know why it worked in the first place. Can you explain the code, in detail, to a more junior programmer?</text:span></text:span></text:p>
        </text:list-item>
        <text:list-item>
          <text:p text:style-name="P133"><text:span text:style-name="Emphasis"><text:span text:style-name="T128">Don’t assume it, prove it.</text:span></text:span></text:p>
        </text:list-item>
      </text:list>
      <text:p text:style-name="P25"><text:span text:style-name="Emphasis"><text:span text:style-name="T128"/></text:span></text:p>
      <text:p text:style-name="P25"><text:span text:style-name="Emphasis"><text:span text:style-name="T128">At all levels, people operate with many assumptions in mindbut these assumptions are rarely documented and are often in conflict between different developers. Assumptions that aren’t based on well-established facts are the bane of all projects. </text:span></text:span><text:span text:style-name="Emphasis"><text:span text:style-name="T156">Don’t have assumptions have evidence document test <text:s/>- prove it. </text:span></text:span><text:span text:style-name="Emphasis"><text:span text:style-name="T193">Don’t just test your code, but test your assumptions as well.</text:span></text:span></text:p>
      <text:p text:style-name="P25"><text:span text:style-name="Emphasis"><text:span text:style-name="T193">Every project has its own vocabulary: jargon words that have a special meaning to the team. It’s important that everyone on the team knows what these words mean, and that they use them consistently.</text:span></text:span></text:p>
      <text:h text:style-name="Heading_20_2" text:outline-level="2"><text:bookmark-start text:name="__RefHeading___Toc1585_3730439388"/><text:span text:style-name="Emphasis"><text:span text:style-name="T115">Estimating </text:span></text:span><text:span text:style-name="Emphasis"><text:span text:style-name="T197">algorithms</text:span></text:span><text:bookmark-end text:name="__RefHeading___Toc1585_3730439388"/></text:h>
      <text:p text:style-name="P87"><text:span text:style-name="Emphasis"><text:span text:style-name="T129">The size of the input affect the algorithm (longer the running time or the more memory is used.</text:span></text:span></text:p>
      <text:p text:style-name="P87"><text:span text:style-name="Emphasis"><text:span text:style-name="T129">We find that whenever we write anything containing loops or recursive calls, we subconsciously check the runtime and memory requirements.</text:span></text:span></text:p>
      <text:p text:style-name="P87"><text:span text:style-name="Emphasis"><text:span text:style-name="T130">S</text:span></text:span><text:span text:style-name="Emphasis"><text:span text:style-name="T129">uppose you’ve got a routine that takes one second to process 100 records. How long will it take to process 1,000?</text:span></text:span></text:p>
      <text:p text:style-name="P87"><text:span text:style-name="Emphasis"><text:span text:style-name="T129">Runtime may look like it increases linearly for small input sets. But feed the code millions of records and suddenly the time degrades as the system starts to thrash.</text:span></text:span></text:p>
      <text:h text:style-name="P109" text:outline-level="2"><text:bookmark-start text:name="__RefHeading___Toc1587_3730439388"/><text:span text:style-name="Emphasis"><text:span text:style-name="T131">What is software development </text:span></text:span><text:bookmark-end text:name="__RefHeading___Toc1587_3730439388"/></text:h>
      <text:p text:style-name="P94"><text:span text:style-name="Emphasis"/></text:p>
      <text:p text:style-name="P88"><text:soft-page-break/><text:span text:style-name="Emphasis"><text:span text:style-name="T131">Construction</text:span></text:span></text:p>
      <text:list xml:id="list1052792260" text:style-name="L16">
        <text:list-item>
          <text:p text:style-name="P150"><text:span text:style-name="Emphasis"><text:span text:style-name="T115">An architect draws up blueprints.</text:span></text:span></text:p>
        </text:list-item>
        <text:list-item>
          <text:p text:style-name="P150"><text:span text:style-name="Emphasis"><text:span text:style-name="T115">Contractors dig the foundation, build the superstructure, wire and plumb, and apply finishing touches.</text:span></text:span></text:p>
        </text:list-item>
        <text:list-item>
          <text:p text:style-name="P150"><text:span text:style-name="Emphasis"><text:span text:style-name="T115">The tenants move in and live happily ever after, calling building maintenance to fix any problems.</text:span></text:span></text:p>
        </text:list-item>
      </text:list>
      <text:p text:style-name="P88"><text:span text:style-name="Emphasis"><text:span text:style-name="T115">Well, software doesn’t quite work that way. </text:span></text:span><text:span text:style-name="Emphasis"><text:span text:style-name="T138">Rather than construction, software is more like gardening <text:s/>it is more organic than concrete. </text:span></text:span></text:p>
      <text:p text:style-name="P88"><text:span text:style-name="Emphasis"><text:span text:style-name="T115">You plant many things in a garden according to an initial plan and conditions. Some thrive, others are destined to end up as compost. You may move plantings relative to each other to take advantage of the interplay of light and shadow, wind and rain. Overgrown plants get split or pruned, and colors that clash may get moved to more aesthetically pleasing locations. You pull weeds, and you fertilize plantings that are in need of some extra help. You constantly monitor the health of the garden, and make adjustments (to the soil, the plants, the layout) as needed.</text:span></text:span></text:p>
      <text:p text:style-name="P88"><text:span text:style-name="Emphasis"><text:span text:style-name="T115">We strongly believe that </text:span></text:span><text:span text:style-name="Emphasis"><text:span text:style-name="T138">the only way to build software is incrementally</text:span></text:span><text:span text:style-name="Emphasis"><text:span text:style-name="T115">. Build small pieces of </text:span></text:span><text:span text:style-name="Emphasis"><text:span text:style-name="T138">end-to-end functionality</text:span></text:span><text:span text:style-name="Emphasis"><text:span text:style-name="T115">, learning about the problem as you go. Apply this learning as you continue to flesh out the code, involve the customer at each step, and have them guide the process.</text:span></text:span></text:p>
      <text:p text:style-name="P88"><text:span text:style-name="Emphasis"><text:span text:style-name="T135">D</text:span></text:span><text:span text:style-name="Emphasis"><text:span text:style-name="T115">on’t forget to stop every now and then and look at the big picture. </text:span></text:span></text:p>
      <text:h text:style-name="Heading_20_2" text:outline-level="2"><text:bookmark-start text:name="__RefHeading___Toc1589_3730439388"/><text:span text:style-name="Emphasis"><text:span text:style-name="T115">Refactoring</text:span></text:span><text:bookmark-end text:name="__RefHeading___Toc1589_3730439388"/></text:h>
      <text:p text:style-name="P89"><text:span text:style-name="Emphasis"><text:span text:style-name="T132">Should be day-to-day activity, taking low-risk small steps. In order to guarantee that the external behavior hasn’t changed, you need good, automated unit testing that validates the behavior of the code.</text:span></text:span></text:p>
      <text:h text:style-name="Heading_20_2" text:outline-level="2"><text:bookmark-start text:name="__RefHeading___Toc1591_3730439388"/><text:span text:style-name="Emphasis"><text:span text:style-name="T115">Testing</text:span></text:span><text:bookmark-end text:name="__RefHeading___Toc1591_3730439388"/></text:h>
      <text:p text:style-name="P90"><text:span text:style-name="Emphasis"><text:span text:style-name="T157">Thing about testing before you write code.</text:span></text:span><text:span text:style-name="Emphasis"><text:span text:style-name="T158"> </text:span></text:span><text:span text:style-name="Emphasis"><text:span text:style-name="T132">Thinking about writing a test for our method made us look at it from the outside, as if we were a client of the code, and not its author </text:span></text:span><text:span text:style-name="Emphasis"><text:span text:style-name="T133">(Example reduce coupling, increase flexibility – think about the client)</text:span></text:span><text:span text:style-name="Emphasis"><text:span text:style-name="T132">.</text:span></text:span></text:p>
      <text:p text:style-name="P90"><text:span text:style-name="Emphasis"><text:span text:style-name="T132">Testing Is Not About Finding Bugs, </text:span></text:span><text:span text:style-name="Emphasis"><text:span text:style-name="T134">it is about getting feedback that guides your coding.</text:span></text:span></text:p>
      <text:p text:style-name="P90"><text:span text:style-name="Emphasis"><text:span text:style-name="T134">we need to build testability into the software from the very beginning, and test each piece thoroughly before trying to wire them together</text:span></text:span></text:p>
      <text:p text:style-name="P91"><text:span text:style-name="Emphasis"><text:span text:style-name="T136">Test the contract.</text:span></text:span></text:p>
      <text:p text:style-name="P90"><text:span text:style-name="Emphasis"><text:span text:style-name="T132">If you write the original code and you write the tests, is it possible that an incorrect assumption could be expressed in both? </text:span></text:span><text:span text:style-name="Emphasis"><text:span text:style-name="T137">So you have to identify </text:span></text:span></text:p>
      <text:list xml:id="list1159135701" text:style-name="L17">
        <text:list-item>
          <text:p text:style-name="P151"><text:span text:style-name="Emphasis"><text:span text:style-name="T137">contracts</text:span></text:span></text:p>
        </text:list-item>
        <text:list-item>
          <text:p text:style-name="P152"><text:span text:style-name="Emphasis"><text:span text:style-name="T137">invariants</text:span></text:span></text:p>
        </text:list-item>
        <text:list-item>
          <text:p text:style-name="P151"><text:soft-page-break/><text:span text:style-name="Emphasis"><text:span text:style-name="T137">propperties </text:span></text:span></text:p>
        </text:list-item>
      </text:list>
      <text:p text:style-name="P92"><text:span text:style-name="Emphasis"><text:span text:style-name="T159">Property-based testing – </text:span></text:span><text:span text:style-name="Emphasis"><text:span text:style-name="T160">layer at top of the junit tests. </text:span></text:span><text:span text:style-name="Emphasis"><text:span text:style-name="T194">(A property is supposed to describe a </text:span></text:span><text:span text:style-name="Emphasis"><text:span text:style-name="T75">generic invariant or post condition</text:span></text:span><text:span text:style-name="Emphasis"><text:span text:style-name="T194"> of your code, given some </text:span></text:span><text:span text:style-name="Emphasis"><text:span text:style-name="T75">precondition</text:span></text:span><text:span text:style-name="Emphasis"><text:span text:style-name="T194">.)</text:span></text:span></text:p>
      <text:h text:style-name="Heading_20_2" text:outline-level="2"><text:bookmark-start text:name="__RefHeading___Toc1593_3730439388"/><text:span text:style-name="Emphasis"><text:span text:style-name="T115">Basic of security</text:span></text:span><text:bookmark-end text:name="__RefHeading___Toc1593_3730439388"/></text:h>
      <text:p text:style-name="P12"><text:span text:style-name="Emphasis"><text:span text:style-name="T138">Minimize Attack Surface Area </text:span></text:span><text:span text:style-name="Emphasis"><text:span text:style-name="T195">(sum of all access points where an attacker can enter data, extract data, or invoke execution of a service)</text:span></text:span></text:p>
      <text:list xml:id="list3854284596" text:style-name="L18">
        <text:list-item>
          <text:p text:style-name="P134"><text:span text:style-name="Emphasis"><text:span text:style-name="T195">Code complexity leads to attack vectors</text:span></text:span></text:p>
        </text:list-item>
        <text:list-item>
          <text:p text:style-name="P134"><text:span text:style-name="Emphasis"><text:span text:style-name="T195">Never trust data from an external entity</text:span></text:span></text:p>
        </text:list-item>
      </text:list>
      <text:p text:style-name="P12"><text:span text:style-name="Emphasis"><text:span text:style-name="T161">Principle of Least Privilege </text:span></text:span><text:span text:style-name="Emphasis"><text:span text:style-name="T195">use the least amount of privilege for the shortest time you can get away wit</text:span></text:span></text:p>
      <text:p text:style-name="P12"><text:span text:style-name="Emphasis"><text:span text:style-name="T161">Secure Defaults</text:span></text:span><text:span text:style-name="Emphasis"><text:span text:style-name="T195"> The default settings on your app, or for your users on your site, should be the most secure values.</text:span></text:span></text:p>
      <text:p text:style-name="P12"><text:span text:style-name="Emphasis"><text:span text:style-name="T161">Encrypt Sensitive Data </text:span></text:span><text:span text:style-name="Emphasis"><text:span text:style-name="T195">Keys and secrets need to be managed separately, generally via</text:span></text:span></text:p>
      <text:p text:style-name="P12"><text:span text:style-name="Emphasis"><text:span text:style-name="T195">config files or environment variables as part of build and deployment.</text:span></text:span></text:p>
      <text:p text:style-name="P12"><text:span text:style-name="Emphasis"><text:span text:style-name="T161">Maintain Security Updates</text:span></text:span></text:p>
      <text:p text:style-name="P12"><text:span text:style-name="Emphasis"><text:span text:style-name="T195">The first and most important rule when it comes to crypto is never do it yourself</text:span></text:span></text:p>
      <text:p text:style-name="Title"><text:span text:style-name="Emphasis"><text:span text:style-name="T115"/></text:span></text:p>
      <text:p text:style-name="P97"><text:span text:style-name="Emphasis"><text:span text:style-name="T115">Before the Projec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7T23:42:58.813450123</meta:creation-date>
    <dc:date>2023-07-21T01:44:04.709969710</dc:date>
    <meta:editing-duration>PT15H20M36S</meta:editing-duration>
    <meta:editing-cycles>335</meta:editing-cycles>
    <meta:generator>LibreOffice/6.4.7.2$Linux_X86_64 LibreOffice_project/40$Build-2</meta:generator>
    <meta:document-statistic meta:table-count="1" meta:image-count="0" meta:object-count="0" meta:page-count="21" meta:paragraph-count="299" meta:word-count="4228" meta:character-count="25118" meta:non-whitespace-character-count="21156"/>
  </office:meta>
</office:document-meta>
</file>